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9">
        <office:forms form:automatic-focus="false" form:apply-design-mode="false"/>
        <table:table-header-columns>
          <table:table-column table:style-name="co1" table:default-cell-style-name="ce31"/>
          <table:table-column table:style-name="co2" table:default-cell-style-name="ce31"/>
        </table:table-header-columns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number-columns-repeated="5" table:default-cell-style-name="ce31"/>
        <table:table-column table:style-name="co4" table:default-cell-style-name="ce31"/>
        <table:table-column table:style-name="co8" table:default-cell-style-name="ce31"/>
        <table:table-column table:style-name="co9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2">
            <table:table-cell table:style-name="ce2" table:number-columns-repeated="12"/>
            <table:table-cell table:style-name="ce8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90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635617" calcext:value-type="float">
            <text:p><text:s text:c="3"/>1,635,617</text:p>
          </table:table-cell>
          <table:table-cell table:style-name="ce48" office:value-type="float" office:value="1598111" calcext:value-type="float">
            <text:p><text:s text:c="3"/>1,598,111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123180" calcext:value-type="float">
            <text:p><text:s text:c="3"/>123,180</text:p>
          </table:table-cell>
          <table:table-cell table:style-name="ce48" office:value-type="float" office:value="5340" calcext:value-type="float">
            <text:p><text:s text:c="3"/>5,340</text:p>
          </table:table-cell>
          <table:table-cell table:style-name="ce48" office:value-type="float" office:value="4083" calcext:value-type="float">
            <text:p><text:s text:c="3"/>4,083</text:p>
          </table:table-cell>
          <table:table-cell table:style-name="ce48" office:value-type="float" office:value="913" calcext:value-type="float">
            <text:p><text:s text:c="3"/>913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48"/>
          <table:table-cell table:style-name="ce9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745645" calcext:value-type="float">
            <text:p><text:s text:c="3"/>745,645</text:p>
          </table:table-cell>
          <table:table-cell table:style-name="ce49" office:value-type="float" office:value="730863" calcext:value-type="float">
            <text:p><text:s text:c="3"/>730,863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49" office:value-type="float" office:value="76600" calcext:value-type="float">
            <text:p><text:s text:c="3"/>76,600</text:p>
          </table:table-cell>
          <table:table-cell table:style-name="ce49" office:value-type="float" office:value="2750" calcext:value-type="float">
            <text:p><text:s text:c="3"/>2,750</text:p>
          </table:table-cell>
          <table:table-cell table:style-name="ce49" office:value-type="float" office:value="1864" calcext:value-type="float">
            <text:p><text:s text:c="3"/>1,864</text:p>
          </table:table-cell>
          <table:table-cell table:style-name="ce49" office:value-type="float" office:value="460" calcext:value-type="float">
            <text:p><text:s text:c="3"/>460</text:p>
          </table:table-cell>
          <table:covered-table-cell table:number-columns-repeated="3" table:style-name="ce78"/>
          <table:table-cell table:style-name="ce49" office:value-type="float" office:value="145976" calcext:value-type="float">
            <text:p><text:s text:c="3"/>145,976</text:p>
          </table:table-cell>
          <table:table-cell table:style-name="ce94" office:value-type="float" office:value="43603" calcext:value-type="float">
            <text:p><text:s text:c="3"/>43,6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889972" calcext:value-type="float">
            <text:p><text:s text:c="3"/>889,972</text:p>
          </table:table-cell>
          <table:table-cell table:style-name="ce50" office:value-type="float" office:value="867248" calcext:value-type="float">
            <text:p><text:s text:c="3"/>867,248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58" office:value-type="float" office:value="46580" calcext:value-type="float">
            <text:p><text:s text:c="3"/>46,580</text:p>
          </table:table-cell>
          <table:table-cell table:style-name="ce58" office:value-type="float" office:value="2590" calcext:value-type="float">
            <text:p><text:s text:c="3"/>2,590</text:p>
          </table:table-cell>
          <table:table-cell table:style-name="ce58" office:value-type="float" office:value="2219" calcext:value-type="float">
            <text:p><text:s text:c="3"/>2,219</text:p>
          </table:table-cell>
          <table:table-cell table:style-name="ce58" office:value-type="float" office:value="453" calcext:value-type="float">
            <text:p><text:s text:c="3"/>453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44021" calcext:value-type="float">
            <text:p><text:s text:c="3"/>1,444,021</text:p>
          </table:table-cell>
          <table:table-cell table:style-name="ce48" office:value-type="float" office:value="1437773" calcext:value-type="float">
            <text:p><text:s text:c="3"/>1,437,773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48" office:value-type="float" office:value="126113" calcext:value-type="float">
            <text:p><text:s text:c="3"/>126,113</text:p>
          </table:table-cell>
          <table:table-cell table:style-name="ce48" office:value-type="float" office:value="5555" calcext:value-type="float">
            <text:p><text:s text:c="3"/>5,555</text:p>
          </table:table-cell>
          <table:table-cell table:style-name="ce48" office:value-type="float" office:value="4042" calcext:value-type="float">
            <text:p><text:s text:c="3"/>4,042</text:p>
          </table:table-cell>
          <table:table-cell table:style-name="ce48" office:value-type="float" office:value="1014" calcext:value-type="float">
            <text:p><text:s text:c="3"/>1,01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50283" calcext:value-type="float">
            <text:p><text:s text:c="3"/>650,283</text:p>
          </table:table-cell>
          <table:table-cell table:style-name="ce49" office:value-type="float" office:value="650932" calcext:value-type="float">
            <text:p><text:s text:c="3"/>650,932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49" office:value-type="float" office:value="78073" calcext:value-type="float">
            <text:p><text:s text:c="3"/>78,073</text:p>
          </table:table-cell>
          <table:table-cell table:style-name="ce49" office:value-type="float" office:value="2902" calcext:value-type="float">
            <text:p><text:s text:c="3"/>2,902</text:p>
          </table:table-cell>
          <table:table-cell table:style-name="ce49" office:value-type="float" office:value="1854" calcext:value-type="float">
            <text:p><text:s text:c="3"/>1,854</text:p>
          </table:table-cell>
          <table:table-cell table:style-name="ce49" office:value-type="float" office:value="553" calcext:value-type="float">
            <text:p><text:s text:c="3"/>553</text:p>
          </table:table-cell>
          <table:covered-table-cell table:number-columns-repeated="3" table:style-name="ce78"/>
          <table:table-cell table:style-name="ce49" office:value-type="float" office:value="173209" calcext:value-type="float">
            <text:p><text:s text:c="3"/>173,209</text:p>
          </table:table-cell>
          <table:table-cell table:style-name="ce94" office:value-type="float" office:value="49003" calcext:value-type="float">
            <text:p><text:s text:c="3"/>49,0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3738" calcext:value-type="float">
            <text:p><text:s text:c="3"/>793,738</text:p>
          </table:table-cell>
          <table:table-cell table:style-name="ce50" office:value-type="float" office:value="786841" calcext:value-type="float">
            <text:p><text:s text:c="3"/>786,841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50" office:value-type="float" office:value="48040" calcext:value-type="float">
            <text:p><text:s text:c="3"/>48,040</text:p>
          </table:table-cell>
          <table:table-cell table:style-name="ce50" office:value-type="float" office:value="2653" calcext:value-type="float">
            <text:p><text:s text:c="3"/>2,653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461" calcext:value-type="float">
            <text:p><text:s text:c="3"/>461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81843" calcext:value-type="float">
            <text:p><text:s text:c="3"/>1,381,843</text:p>
          </table:table-cell>
          <table:table-cell table:style-name="ce48" office:value-type="float" office:value="1376912" calcext:value-type="float">
            <text:p><text:s text:c="3"/>1,376,912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125958" calcext:value-type="float">
            <text:p><text:s text:c="3"/>125,958</text:p>
          </table:table-cell>
          <table:table-cell table:style-name="ce48" office:value-type="float" office:value="6044" calcext:value-type="float">
            <text:p><text:s text:c="3"/>6,044</text:p>
          </table:table-cell>
          <table:table-cell table:style-name="ce48" office:value-type="float" office:value="3988" calcext:value-type="float">
            <text:p><text:s text:c="3"/>3,988</text:p>
          </table:table-cell>
          <table:table-cell table:style-name="ce48" office:value-type="float" office:value="930" calcext:value-type="float">
            <text:p><text:s text:c="3"/>930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2797" calcext:value-type="float">
            <text:p><text:s text:c="3"/>622,797</text:p>
          </table:table-cell>
          <table:table-cell table:style-name="ce49" office:value-type="float" office:value="624978" calcext:value-type="float">
            <text:p><text:s text:c="3"/>624,978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49" office:value-type="float" office:value="78223" calcext:value-type="float">
            <text:p><text:s text:c="3"/>78,223</text:p>
          </table:table-cell>
          <table:table-cell table:style-name="ce49" office:value-type="float" office:value="3081" calcext:value-type="float">
            <text:p><text:s text:c="3"/>3,081</text:p>
          </table:table-cell>
          <table:table-cell table:style-name="ce49" office:value-type="float" office:value="1843" calcext:value-type="float">
            <text:p><text:s text:c="3"/>1,843</text:p>
          </table:table-cell>
          <table:table-cell table:style-name="ce49" office:value-type="float" office:value="509" calcext:value-type="float">
            <text:p><text:s text:c="3"/>509</text:p>
          </table:table-cell>
          <table:covered-table-cell table:number-columns-repeated="3" table:style-name="ce78"/>
          <table:table-cell table:style-name="ce49" office:value-type="float" office:value="181642" calcext:value-type="float">
            <text:p><text:s text:c="3"/>181,642</text:p>
          </table:table-cell>
          <table:table-cell table:style-name="ce94" office:value-type="float" office:value="52670" calcext:value-type="float">
            <text:p><text:s text:c="3"/>52,67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59046" calcext:value-type="float">
            <text:p><text:s text:c="3"/>759,046</text:p>
          </table:table-cell>
          <table:table-cell table:style-name="ce50" office:value-type="float" office:value="751934" calcext:value-type="float">
            <text:p><text:s text:c="3"/>751,934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50" office:value-type="float" office:value="47735" calcext:value-type="float">
            <text:p><text:s text:c="3"/>47,735</text:p>
          </table:table-cell>
          <table:table-cell table:style-name="ce50" office:value-type="float" office:value="2963" calcext:value-type="float">
            <text:p><text:s text:c="3"/>2,963</text:p>
          </table:table-cell>
          <table:table-cell table:style-name="ce50" office:value-type="float" office:value="2145" calcext:value-type="float">
            <text:p><text:s text:c="3"/>2,145</text:p>
          </table:table-cell>
          <table:table-cell table:style-name="ce50" office:value-type="float" office:value="421" calcext:value-type="float">
            <text:p><text:s text:c="3"/>421</text:p>
          </table:table-cell>
          <table:covered-table-cell table:number-columns-repeated="3" table:style-name="ce79"/>
          <table:table-cell table:style-name="ce54"/>
          <table:table-cell table:style-name="ce96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73363" calcext:value-type="float">
            <text:p><text:s text:c="3"/>1,373,363</text:p>
          </table:table-cell>
          <table:table-cell table:style-name="ce48" office:value-type="float" office:value="1377174" calcext:value-type="float">
            <text:p><text:s text:c="3"/>1,377,174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127647" calcext:value-type="float">
            <text:p><text:s text:c="3"/>127,647</text:p>
          </table:table-cell>
          <table:table-cell table:style-name="ce48" office:value-type="float" office:value="5804" calcext:value-type="float">
            <text:p><text:s text:c="3"/>5,804</text:p>
          </table:table-cell>
          <table:table-cell table:style-name="ce48" office:value-type="float" office:value="3510" calcext:value-type="float">
            <text:p><text:s text:c="3"/>3,510</text:p>
          </table:table-cell>
          <table:table-cell table:style-name="ce48" office:value-type="float" office:value="897" calcext:value-type="float">
            <text:p><text:s text:c="3"/>89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3899" calcext:value-type="float">
            <text:p><text:s text:c="3"/>623,899</text:p>
          </table:table-cell>
          <table:table-cell table:style-name="ce49" office:value-type="float" office:value="630575" calcext:value-type="float">
            <text:p><text:s text:c="3"/>630,575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49" office:value-type="float" office:value="79319" calcext:value-type="float">
            <text:p><text:s text:c="3"/>79,319</text:p>
          </table:table-cell>
          <table:table-cell table:style-name="ce49" office:value-type="float" office:value="2976" calcext:value-type="float">
            <text:p><text:s text:c="3"/>2,976</text:p>
          </table:table-cell>
          <table:table-cell table:style-name="ce49" office:value-type="float" office:value="1703" calcext:value-type="float">
            <text:p><text:s text:c="3"/>1,703</text:p>
          </table:table-cell>
          <table:table-cell table:style-name="ce49" office:value-type="float" office:value="449" calcext:value-type="float">
            <text:p><text:s text:c="3"/>449</text:p>
          </table:table-cell>
          <table:covered-table-cell table:number-columns-repeated="3" table:style-name="ce78"/>
          <table:table-cell table:style-name="ce49" office:value-type="float" office:value="170515" calcext:value-type="float">
            <text:p><text:s text:c="3"/>170,515</text:p>
          </table:table-cell>
          <table:table-cell table:style-name="ce94" office:value-type="float" office:value="56538" calcext:value-type="float">
            <text:p><text:s text:c="3"/>56,53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49464" calcext:value-type="float">
            <text:p><text:s text:c="3"/>749,464</text:p>
          </table:table-cell>
          <table:table-cell table:style-name="ce50" office:value-type="float" office:value="746599" calcext:value-type="float">
            <text:p><text:s text:c="3"/>746,599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50" office:value-type="float" office:value="48328" calcext:value-type="float">
            <text:p><text:s text:c="3"/>48,328</text:p>
          </table:table-cell>
          <table:table-cell table:style-name="ce50" office:value-type="float" office:value="2828" calcext:value-type="float">
            <text:p><text:s text:c="3"/>2,828</text:p>
          </table:table-cell>
          <table:table-cell table:style-name="ce50" office:value-type="float" office:value="1807" calcext:value-type="float">
            <text:p><text:s text:c="3"/>1,80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8" office:value-type="string" calcext:value-type="string">
            <text:p><text:s text:c="8"/></text:p>
          </table:table-cell>
          <table:table-cell table:style-name="ce95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52575" calcext:value-type="float">
            <text:p><text:s text:c="3"/>1,452,575</text:p>
          </table:table-cell>
          <table:table-cell table:style-name="ce48" office:value-type="float" office:value="1456261" calcext:value-type="float">
            <text:p><text:s text:c="3"/>1,456,261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128636" calcext:value-type="float">
            <text:p><text:s text:c="3"/>128,636</text:p>
          </table:table-cell>
          <table:table-cell table:style-name="ce48" office:value-type="float" office:value="5579" calcext:value-type="float">
            <text:p><text:s text:c="3"/>5,579</text:p>
          </table:table-cell>
          <table:table-cell table:style-name="ce48" office:value-type="float" office:value="3453" calcext:value-type="float">
            <text:p><text:s text:c="3"/>3,453</text:p>
          </table:table-cell>
          <table:table-cell table:style-name="ce48" office:value-type="float" office:value="927" calcext:value-type="float">
            <text:p><text:s text:c="3"/>92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61090" calcext:value-type="float">
            <text:p><text:s text:c="3"/>661,090</text:p>
          </table:table-cell>
          <table:table-cell table:style-name="ce49" office:value-type="float" office:value="667521" calcext:value-type="float">
            <text:p><text:s text:c="3"/>667,521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49" office:value-type="float" office:value="79348" calcext:value-type="float">
            <text:p><text:s text:c="3"/>79,348</text:p>
          </table:table-cell>
          <table:table-cell table:style-name="ce49" office:value-type="float" office:value="2822" calcext:value-type="float">
            <text:p><text:s text:c="3"/>2,822</text:p>
          </table:table-cell>
          <table:table-cell table:style-name="ce49" office:value-type="float" office:value="1696" calcext:value-type="float">
            <text:p><text:s text:c="3"/>1,696</text:p>
          </table:table-cell>
          <table:table-cell table:style-name="ce49" office:value-type="float" office:value="479" calcext:value-type="float">
            <text:p><text:s text:c="3"/>479</text:p>
          </table:table-cell>
          <table:covered-table-cell table:number-columns-repeated="3" table:style-name="ce78"/>
          <table:table-cell table:style-name="ce49" office:value-type="float" office:value="172655" calcext:value-type="float">
            <text:p><text:s text:c="3"/>172,655</text:p>
          </table:table-cell>
          <table:table-cell table:style-name="ce94" office:value-type="float" office:value="61213" calcext:value-type="float">
            <text:p><text:s text:c="3"/>61,21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1485" calcext:value-type="float">
            <text:p><text:s text:c="3"/>791,485</text:p>
          </table:table-cell>
          <table:table-cell table:style-name="ce50" office:value-type="float" office:value="788740" calcext:value-type="float">
            <text:p><text:s text:c="3"/>788,740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50" office:value-type="float" office:value="49288" calcext:value-type="float">
            <text:p><text:s text:c="3"/>49,288</text:p>
          </table:table-cell>
          <table:table-cell table:style-name="ce50" office:value-type="float" office:value="2757" calcext:value-type="float">
            <text:p><text:s text:c="3"/>2,757</text:p>
          </table:table-cell>
          <table:table-cell table:style-name="ce50" office:value-type="float" office:value="1757" calcext:value-type="float">
            <text:p><text:s text:c="3"/>1,75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4" office:value-type="string" calcext:value-type="string">
            <text:p><text:s text:c="8"/></text:p>
          </table:table-cell>
          <table:table-cell table:style-name="ce96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73526" calcext:value-type="float">
            <text:p><text:s text:c="3"/>1,273,526</text:p>
          </table:table-cell>
          <table:table-cell table:style-name="ce48" office:value-type="float" office:value="1286021" calcext:value-type="float">
            <text:p><text:s text:c="3"/>1,286,021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130801" calcext:value-type="float">
            <text:p><text:s text:c="3"/>130,801</text:p>
          </table:table-cell>
          <table:table-cell table:style-name="ce48" office:value-type="float" office:value="4842" calcext:value-type="float">
            <text:p><text:s text:c="3"/>4,842</text:p>
          </table:table-cell>
          <table:table-cell table:style-name="ce48" office:value-type="float" office:value="3072" calcext:value-type="float">
            <text:p><text:s text:c="3"/>3,072</text:p>
          </table:table-cell>
          <table:table-cell table:style-name="ce48" office:value-type="float" office:value="834" calcext:value-type="float">
            <text:p><text:s text:c="3"/>83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82232" calcext:value-type="float">
            <text:p><text:s text:c="3"/>582,232</text:p>
          </table:table-cell>
          <table:table-cell table:style-name="ce51" office:value-type="float" office:value="591179" calcext:value-type="float">
            <text:p><text:s text:c="3"/>591,179</text:p>
          </table:table-cell>
          <table:table-cell table:style-name="ce71" office:value-type="float" office:value="118984" calcext:value-type="float">
            <text:p><text:s text:c="3"/>118,984</text:p>
          </table:table-cell>
          <table:table-cell table:style-name="ce71" office:value-type="float" office:value="80384" calcext:value-type="float">
            <text:p><text:s text:c="3"/>80,384</text:p>
          </table:table-cell>
          <table:table-cell table:style-name="ce71" office:value-type="float" office:value="2555" calcext:value-type="float">
            <text:p><text:s text:c="3"/>2,555</text:p>
          </table:table-cell>
          <table:table-cell table:style-name="ce71" office:value-type="float" office:value="1468" calcext:value-type="float">
            <text:p><text:s text:c="3"/>1,468</text:p>
          </table:table-cell>
          <table:table-cell table:style-name="ce71" office:value-type="float" office:value="457" calcext:value-type="float">
            <text:p><text:s text:c="3"/>457</text:p>
          </table:table-cell>
          <table:covered-table-cell table:number-columns-repeated="3" table:style-name="ce78"/>
          <table:table-cell table:style-name="ce71" office:value-type="float" office:value="171483" calcext:value-type="float">
            <text:p><text:s text:c="3"/>171,483</text:p>
          </table:table-cell>
          <table:table-cell table:style-name="ce71" office:value-type="float" office:value="64866" calcext:value-type="float">
            <text:p><text:s text:c="3"/>64,86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91294" calcext:value-type="float">
            <text:p><text:s text:c="3"/>691,294</text:p>
          </table:table-cell>
          <table:table-cell table:style-name="ce52" office:value-type="float" office:value="694842" calcext:value-type="float">
            <text:p><text:s text:c="3"/>694,842</text:p>
          </table:table-cell>
          <table:table-cell table:style-name="ce58" office:value-type="float" office:value="108086" calcext:value-type="float">
            <text:p><text:s text:c="3"/>108,086</text:p>
          </table:table-cell>
          <table:table-cell table:style-name="ce58" office:value-type="float" office:value="50417" calcext:value-type="float">
            <text:p><text:s text:c="3"/>50,417</text:p>
          </table:table-cell>
          <table:table-cell table:style-name="ce58" office:value-type="float" office:value="2287" calcext:value-type="float">
            <text:p><text:s text:c="3"/>2,287</text:p>
          </table:table-cell>
          <table:table-cell table:style-name="ce58" office:value-type="float" office:value="1604" calcext:value-type="float">
            <text:p><text:s text:c="3"/>1,604</text:p>
          </table:table-cell>
          <table:table-cell table:style-name="ce58" office:value-type="float" office:value="377" calcext:value-type="float">
            <text:p><text:s text:c="3"/>377</text:p>
          </table:table-cell>
          <table:covered-table-cell table:number-columns-repeated="3" table:style-name="ce79"/>
          <table:table-cell table:style-name="ce5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64937" calcext:value-type="float">
            <text:p><text:s text:c="3"/>1,264,937</text:p>
          </table:table-cell>
          <table:table-cell table:style-name="ce48" office:value-type="float" office:value="1261692" calcext:value-type="float">
            <text:p><text:s text:c="3"/>1,261,692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135092" calcext:value-type="float">
            <text:p><text:s text:c="3"/>135,092</text:p>
          </table:table-cell>
          <table:table-cell table:style-name="ce48" office:value-type="float" office:value="4940" calcext:value-type="float">
            <text:p><text:s text:c="3"/>4,940</text:p>
          </table:table-cell>
          <table:table-cell table:style-name="ce48" office:value-type="float" office:value="2752" calcext:value-type="float">
            <text:p><text:s text:c="3"/>2,752</text:p>
          </table:table-cell>
          <table:table-cell table:style-name="ce48" office:value-type="float" office:value="945" calcext:value-type="float">
            <text:p><text:s text:c="3"/>94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<text:s text:c="3"/>578,462</text:p>
          </table:table-cell>
          <table:table-cell table:style-name="ce51" office:value-type="float" office:value="581882" calcext:value-type="float">
            <text:p><text:s text:c="3"/>581,882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83696" calcext:value-type="float">
            <text:p><text:s text:c="3"/>83,696</text:p>
          </table:table-cell>
          <table:table-cell table:style-name="ce51" office:value-type="float" office:value="2623" calcext:value-type="float">
            <text:p><text:s text:c="3"/>2,623</text:p>
          </table:table-cell>
          <table:table-cell table:style-name="ce51" office:value-type="float" office:value="1339" calcext:value-type="float">
            <text:p><text:s text:c="3"/>1,339</text:p>
          </table:table-cell>
          <table:table-cell table:style-name="ce53" office:value-type="float" office:value="501" calcext:value-type="float">
            <text:p><text:s text:c="3"/>501</text:p>
          </table:table-cell>
          <table:covered-table-cell table:number-columns-repeated="3" table:style-name="ce78"/>
          <table:table-cell table:style-name="ce51" office:value-type="float" office:value="131453" calcext:value-type="float">
            <text:p><text:s text:c="3"/>131,453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86475" calcext:value-type="float">
            <text:p><text:s text:c="3"/>686,475</text:p>
          </table:table-cell>
          <table:table-cell table:style-name="ce52" office:value-type="float" office:value="679810" calcext:value-type="float">
            <text:p><text:s text:c="3"/>679,810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51396" calcext:value-type="float">
            <text:p><text:s text:c="3"/>51,396</text:p>
          </table:table-cell>
          <table:table-cell table:style-name="ce52" office:value-type="float" office:value="2317" calcext:value-type="float">
            <text:p><text:s text:c="3"/>2,317</text:p>
          </table:table-cell>
          <table:table-cell table:style-name="ce52" office:value-type="float" office:value="1413" calcext:value-type="float">
            <text:p><text:s text:c="3"/>1,413</text:p>
          </table:table-cell>
          <table:table-cell table:style-name="ce54" office:value-type="float" office:value="444" calcext:value-type="float">
            <text:p><text:s text:c="3"/>44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42018" calcext:value-type="float">
            <text:p><text:s text:c="3"/>1,442,018</text:p>
          </table:table-cell>
          <table:table-cell table:style-name="ce48" office:value-type="float" office:value="1427213" calcext:value-type="float">
            <text:p><text:s text:c="3"/>1,427,213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39398" calcext:value-type="float">
            <text:p><text:s text:c="3"/>139,398</text:p>
          </table:table-cell>
          <table:table-cell table:style-name="ce48" office:value-type="float" office:value="5028" calcext:value-type="float">
            <text:p><text:s text:c="3"/>5,028</text:p>
          </table:table-cell>
          <table:table-cell table:style-name="ce48" office:value-type="float" office:value="2658" calcext:value-type="float">
            <text:p><text:s text:c="3"/>2,658</text:p>
          </table:table-cell>
          <table:table-cell table:style-name="ce48" office:value-type="float" office:value="895" calcext:value-type="float">
            <text:p><text:s text:c="3"/>89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5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659375" calcext:value-type="float">
            <text:p><text:s text:c="3"/>659,375</text:p>
          </table:table-cell>
          <table:table-cell table:style-name="ce53" office:value-type="float" office:value="659120" calcext:value-type="float">
            <text:p><text:s text:c="3"/>659,120</text:p>
          </table:table-cell>
          <table:table-cell table:style-name="ce53" office:value-type="float" office:value="107378" calcext:value-type="float">
            <text:p><text:s text:c="3"/>107,378</text:p>
          </table:table-cell>
          <table:table-cell table:style-name="ce53" office:value-type="float" office:value="86778" calcext:value-type="float">
            <text:p><text:s text:c="3"/>86,778</text:p>
          </table:table-cell>
          <table:table-cell table:style-name="ce53" office:value-type="float" office:value="2576" calcext:value-type="float">
            <text:p><text:s text:c="3"/>2,576</text:p>
          </table:table-cell>
          <table:table-cell table:style-name="ce53" office:value-type="float" office:value="1342" calcext:value-type="float">
            <text:p><text:s text:c="3"/>1,342</text:p>
          </table:table-cell>
          <table:table-cell table:style-name="ce53" office:value-type="float" office:value="491" calcext:value-type="float">
            <text:p><text:s text:c="3"/>491</text:p>
          </table:table-cell>
          <table:covered-table-cell table:number-columns-repeated="3" table:style-name="ce78"/>
          <table:table-cell table:style-name="ce53" office:value-type="float" office:value="141140" calcext:value-type="float">
            <text:p><text:s text:c="3"/>141,140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782643" calcext:value-type="float">
            <text:p><text:s text:c="3"/>782,643</text:p>
          </table:table-cell>
          <table:table-cell table:style-name="ce54" office:value-type="float" office:value="768093" calcext:value-type="float">
            <text:p><text:s text:c="3"/>768,093</text:p>
          </table:table-cell>
          <table:table-cell table:style-name="ce54" office:value-type="float" office:value="98476" calcext:value-type="float">
            <text:p><text:s text:c="3"/>98,476</text:p>
          </table:table-cell>
          <table:table-cell table:style-name="ce54" office:value-type="float" office:value="52620" calcext:value-type="float">
            <text:p><text:s text:c="3"/>52,620</text:p>
          </table:table-cell>
          <table:table-cell table:style-name="ce54" office:value-type="float" office:value="2452" calcext:value-type="float">
            <text:p><text:s text:c="3"/>2,452</text:p>
          </table:table-cell>
          <table:table-cell table:style-name="ce54" office:value-type="float" office:value="1316" calcext:value-type="float">
            <text:p><text:s text:c="3"/>1,316</text:p>
          </table:table-cell>
          <table:table-cell table:style-name="ce54" office:value-type="float" office:value="404" calcext:value-type="float">
            <text:p><text:s text:c="3"/>40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14340" calcext:value-type="float">
            <text:p><text:s text:c="3"/>1,414,340</text:p>
          </table:table-cell>
          <table:table-cell table:style-name="ce48" office:value-type="float" office:value="1376816" calcext:value-type="float">
            <text:p><text:s text:c="3"/>1,376,816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35839" calcext:value-type="float">
            <text:p><text:s text:c="3"/>135,839</text:p>
          </table:table-cell>
          <table:table-cell table:style-name="ce48" office:value-type="float" office:value="5037" calcext:value-type="float">
            <text:p><text:s text:c="3"/>5,037</text:p>
          </table:table-cell>
          <table:table-cell table:style-name="ce48" office:value-type="float" office:value="2626" calcext:value-type="float">
            <text:p><text:s text:c="3"/>2,626</text:p>
          </table:table-cell>
          <table:table-cell table:style-name="ce48" office:value-type="float" office:value="1028" calcext:value-type="float">
            <text:p><text:s text:c="3"/>1,02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<text:s text:c="3"/>634,734</text:p>
          </table:table-cell>
          <table:table-cell table:style-name="ce51" office:value-type="float" office:value="627603" calcext:value-type="float">
            <text:p><text:s text:c="3"/>627,603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84800" calcext:value-type="float">
            <text:p><text:s text:c="3"/>84,800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243" calcext:value-type="float">
            <text:p><text:s text:c="3"/>1,243</text:p>
          </table:table-cell>
          <table:table-cell table:style-name="ce51" office:value-type="float" office:value="516" calcext:value-type="float">
            <text:p><text:s text:c="3"/>516</text:p>
          </table:table-cell>
          <table:covered-table-cell table:number-columns-repeated="3" table:style-name="ce78"/>
          <table:table-cell table:style-name="ce51" office:value-type="float" office:value="142669" calcext:value-type="float">
            <text:p><text:s text:c="3"/>142,669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<text:s text:c="3"/>779,606</text:p>
          </table:table-cell>
          <table:table-cell table:style-name="ce51" office:value-type="float" office:value="749213" calcext:value-type="float">
            <text:p><text:s text:c="3"/>749,213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51039" calcext:value-type="float">
            <text:p><text:s text:c="3"/>51,039</text:p>
          </table:table-cell>
          <table:table-cell table:style-name="ce51" office:value-type="float" office:value="2438" calcext:value-type="float">
            <text:p><text:s text:c="3"/>2,438</text:p>
          </table:table-cell>
          <table:table-cell table:style-name="ce51" office:value-type="float" office:value="1383" calcext:value-type="float">
            <text:p><text:s text:c="3"/>1,383</text:p>
          </table:table-cell>
          <table:table-cell table:style-name="ce51" office:value-type="float" office:value="512" calcext:value-type="float">
            <text:p><text:s text:c="3"/>512</text:p>
          </table:table-cell>
          <table:covered-table-cell table:number-columns-repeated="3" table:style-name="ce79"/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5" office:value-type="float" office:value="1173040" calcext:value-type="float">
            <text:p><text:s text:c="3"/>1,173,040</text:p>
          </table:table-cell>
          <table:table-cell table:style-name="ce55" office:value-type="float" office:value="1154510" calcext:value-type="float">
            <text:p><text:s text:c="3"/>1,154,510</text:p>
          </table:table-cell>
          <table:table-cell table:style-name="ce55" office:value-type="float" office:value="204414" calcext:value-type="float">
            <text:p><text:s text:c="3"/>204,414</text:p>
          </table:table-cell>
          <table:table-cell table:style-name="ce55" office:value-type="float" office:value="141111" calcext:value-type="float">
            <text:p><text:s text:c="3"/>141,111</text:p>
          </table:table-cell>
          <table:table-cell table:style-name="ce55" office:value-type="float" office:value="5353" calcext:value-type="float">
            <text:p><text:s text:c="3"/>5,353</text:p>
          </table:table-cell>
          <table:table-cell table:style-name="ce55" office:value-type="float" office:value="2540" calcext:value-type="float">
            <text:p><text:s text:c="3"/>2,540</text:p>
          </table:table-cell>
          <table:table-cell table:style-name="ce55" office:value-type="float" office:value="847" calcext:value-type="float">
            <text:p><text:s text:c="3"/>84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<text:s text:c="3"/>526,719</text:p>
          </table:table-cell>
          <table:table-cell table:style-name="ce51" office:value-type="float" office:value="529528" calcext:value-type="float">
            <text:p><text:s text:c="3"/>529,528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87029" calcext:value-type="float">
            <text:p><text:s text:c="3"/>87,029</text:p>
          </table:table-cell>
          <table:table-cell table:style-name="ce51" office:value-type="float" office:value="2754" calcext:value-type="float">
            <text:p><text:s text:c="3"/>2,754</text:p>
          </table:table-cell>
          <table:table-cell table:style-name="ce51" office:value-type="float" office:value="1230" calcext:value-type="float">
            <text:p><text:s text:c="3"/>1,230</text:p>
          </table:table-cell>
          <table:table-cell table:style-name="ce51" office:value-type="float" office:value="456" calcext:value-type="float">
            <text:p><text:s text:c="3"/>456</text:p>
          </table:table-cell>
          <table:covered-table-cell table:number-columns-repeated="3" table:style-name="ce78"/>
          <table:table-cell table:style-name="ce51" office:value-type="float" office:value="135041" calcext:value-type="float">
            <text:p><text:s text:c="3"/>135,041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<text:s text:c="3"/>646,321</text:p>
          </table:table-cell>
          <table:table-cell table:style-name="ce51" office:value-type="float" office:value="624982" calcext:value-type="float">
            <text:p><text:s text:c="3"/>624,982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54082" calcext:value-type="float">
            <text:p><text:s text:c="3"/>54,082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310" calcext:value-type="float">
            <text:p><text:s text:c="3"/>1,310</text:p>
          </table:table-cell>
          <table:table-cell table:style-name="ce51" office:value-type="float" office:value="391" calcext:value-type="float">
            <text:p><text:s text:c="3"/>391</text:p>
          </table:table-cell>
          <table:covered-table-cell table:number-columns-repeated="3" table:style-name="ce79"/>
          <table:table-cell table:style-name="ce5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96407" calcext:value-type="float">
            <text:p><text:s text:c="3"/>1,196,407</text:p>
          </table:table-cell>
          <table:table-cell table:style-name="ce56" office:value-type="float" office:value="1172845" calcext:value-type="float">
            <text:p><text:s text:c="3"/>1,172,845</text:p>
          </table:table-cell>
          <table:table-cell table:style-name="ce56" office:value-type="float" office:value="198733" calcext:value-type="float">
            <text:p><text:s text:c="3"/>198,733</text:p>
          </table:table-cell>
          <table:table-cell table:style-name="ce56" office:value-type="float" office:value="143624" calcext:value-type="float">
            <text:p><text:s text:c="3"/>143,624</text:p>
          </table:table-cell>
          <table:table-cell table:style-name="ce56" office:value-type="float" office:value="4989" calcext:value-type="float">
            <text:p><text:s text:c="3"/>4,989</text:p>
          </table:table-cell>
          <table:table-cell table:style-name="ce56" office:value-type="float" office:value="2889" calcext:value-type="float">
            <text:p><text:s text:c="3"/>2,889</text:p>
          </table:table-cell>
          <table:table-cell table:style-name="ce56" office:value-type="float" office:value="1167" calcext:value-type="float">
            <text:p><text:s text:c="3"/>1,16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32441" calcext:value-type="float">
            <text:p><text:s text:c="3"/>532,441</text:p>
          </table:table-cell>
          <table:table-cell table:style-name="ce53" office:value-type="float" office:value="530253" calcext:value-type="float">
            <text:p><text:s text:c="3"/>530,253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88541" calcext:value-type="float">
            <text:p><text:s text:c="3"/>88,541</text:p>
          </table:table-cell>
          <table:table-cell table:style-name="ce53" office:value-type="float" office:value="2573" calcext:value-type="float">
            <text:p><text:s text:c="3"/>2,573</text:p>
          </table:table-cell>
          <table:table-cell table:style-name="ce53" office:value-type="float" office:value="1425" calcext:value-type="float">
            <text:p><text:s text:c="3"/>1,425</text:p>
          </table:table-cell>
          <table:table-cell table:style-name="ce53" office:value-type="float" office:value="610" calcext:value-type="float">
            <text:p><text:s text:c="3"/>610</text:p>
          </table:table-cell>
          <table:covered-table-cell table:number-columns-repeated="3" table:style-name="ce78"/>
          <table:table-cell table:style-name="ce53" office:value-type="float" office:value="154866" calcext:value-type="float">
            <text:p><text:s text:c="3"/>154,866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63966" calcext:value-type="float">
            <text:p><text:s text:c="3"/>663,966</text:p>
          </table:table-cell>
          <table:table-cell table:style-name="ce54" office:value-type="float" office:value="642592" calcext:value-type="float">
            <text:p><text:s text:c="3"/>642,592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55083" calcext:value-type="float">
            <text:p><text:s text:c="3"/>55,083</text:p>
          </table:table-cell>
          <table:table-cell table:style-name="ce54" office:value-type="float" office:value="2416" calcext:value-type="float">
            <text:p><text:s text:c="3"/>2,416</text:p>
          </table:table-cell>
          <table:table-cell table:style-name="ce54" office:value-type="float" office:value="1464" calcext:value-type="float">
            <text:p><text:s text:c="3"/>1,464</text:p>
          </table:table-cell>
          <table:table-cell table:style-name="ce54" office:value-type="float" office:value="557" calcext:value-type="float">
            <text:p><text:s text:c="3"/>5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<text:s text:c="3"/>1,198,561</text:p>
          </table:table-cell>
          <table:table-cell table:style-name="ce51" office:value-type="float" office:value="1163548" calcext:value-type="float">
            <text:p><text:s text:c="3"/>1,163,548</text:p>
          </table:table-cell>
          <table:table-cell table:style-name="ce51" office:value-type="float" office:value="191310" calcext:value-type="float">
            <text:p><text:s text:c="3"/>191,310</text:p>
          </table:table-cell>
          <table:table-cell table:style-name="ce51" office:value-type="float" office:value="143582" calcext:value-type="float">
            <text:p><text:s text:c="3"/>143,582</text:p>
          </table:table-cell>
          <table:table-cell table:style-name="ce51" office:value-type="float" office:value="4640" calcext:value-type="float">
            <text:p><text:s text:c="3"/>4,640</text:p>
          </table:table-cell>
          <table:table-cell table:style-name="ce51" office:value-type="float" office:value="3003" calcext:value-type="float">
            <text:p><text:s text:c="3"/>3,003</text:p>
          </table:table-cell>
          <table:table-cell table:style-name="ce51" office:value-type="float" office:value="1248" calcext:value-type="float">
            <text:p><text:s text:c="3"/>1,24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<text:s text:c="3"/>532,654</text:p>
          </table:table-cell>
          <table:table-cell table:style-name="ce51" office:value-type="float" office:value="533675" calcext:value-type="float">
            <text:p><text:s text:c="3"/>533,675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88088" calcext:value-type="float">
            <text:p><text:s text:c="3"/>88,088</text:p>
          </table:table-cell>
          <table:table-cell table:style-name="ce51" office:value-type="float" office:value="2383" calcext:value-type="float">
            <text:p><text:s text:c="3"/>2,383</text:p>
          </table:table-cell>
          <table:table-cell table:style-name="ce51" office:value-type="float" office:value="1465" calcext:value-type="float">
            <text:p><text:s text:c="3"/>1,465</text:p>
          </table:table-cell>
          <table:table-cell table:style-name="ce51" office:value-type="float" office:value="639" calcext:value-type="float">
            <text:p><text:s text:c="3"/>639</text:p>
          </table:table-cell>
          <table:covered-table-cell table:number-columns-repeated="3" table:style-name="ce78"/>
          <table:table-cell table:style-name="ce51" office:value-type="float" office:value="117099" calcext:value-type="float">
            <text:p><text:s text:c="3"/>117,099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<text:s text:c="3"/>665,907</text:p>
          </table:table-cell>
          <table:table-cell table:style-name="ce51" office:value-type="float" office:value="629873" calcext:value-type="float">
            <text:p><text:s text:c="3"/>629,873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55494" calcext:value-type="float">
            <text:p><text:s text:c="3"/>55,494</text:p>
          </table:table-cell>
          <table:table-cell table:style-name="ce51" office:value-type="float" office:value="2257" calcext:value-type="float">
            <text:p><text:s text:c="3"/>2,257</text:p>
          </table:table-cell>
          <table:table-cell table:style-name="ce51" office:value-type="float" office:value="1538" calcext:value-type="float">
            <text:p><text:s text:c="3"/>1,538</text:p>
          </table:table-cell>
          <table:table-cell table:style-name="ce51" office:value-type="float" office:value="609" calcext:value-type="float">
            <text:p><text:s text:c="3"/>609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213899" calcext:value-type="float">
            <text:p><text:s text:c="3"/>1,213,899</text:p>
          </table:table-cell>
          <table:table-cell table:style-name="ce56" office:value-type="float" office:value="1192662" calcext:value-type="float">
            <text:p><text:s text:c="3"/>1,192,662</text:p>
          </table:table-cell>
          <table:table-cell table:style-name="ce56" office:value-type="float" office:value="166886" calcext:value-type="float">
            <text:p><text:s text:c="3"/>166,886</text:p>
          </table:table-cell>
          <table:table-cell table:style-name="ce56" office:value-type="float" office:value="145772" calcext:value-type="float">
            <text:p><text:s text:c="3"/>145,772</text:p>
          </table:table-cell>
          <table:table-cell table:style-name="ce56" office:value-type="float" office:value="4600" calcext:value-type="float">
            <text:p><text:s text:c="3"/>4,600</text:p>
          </table:table-cell>
          <table:table-cell table:style-name="ce56" office:value-type="float" office:value="2895" calcext:value-type="float">
            <text:p><text:s text:c="3"/>2,895</text:p>
          </table:table-cell>
          <table:table-cell table:style-name="ce56" office:value-type="float" office:value="1335" calcext:value-type="float">
            <text:p><text:s text:c="3"/>1,33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42584" calcext:value-type="float">
            <text:p><text:s text:c="3"/>542,584</text:p>
          </table:table-cell>
          <table:table-cell table:style-name="ce53" office:value-type="float" office:value="542154" calcext:value-type="float">
            <text:p><text:s text:c="3"/>542,154</text:p>
          </table:table-cell>
          <table:table-cell table:style-name="ce53" office:value-type="float" office:value="87213" calcext:value-type="float">
            <text:p><text:s text:c="3"/>87,213</text:p>
          </table:table-cell>
          <table:table-cell table:style-name="ce53" office:value-type="float" office:value="89152" calcext:value-type="float">
            <text:p><text:s text:c="3"/>89,152</text:p>
          </table:table-cell>
          <table:table-cell table:style-name="ce53" office:value-type="float" office:value="2412" calcext:value-type="float">
            <text:p><text:s text:c="3"/>2,412</text:p>
          </table:table-cell>
          <table:table-cell table:style-name="ce53" office:value-type="float" office:value="1413" calcext:value-type="float">
            <text:p><text:s text:c="3"/>1,413</text:p>
          </table:table-cell>
          <table:table-cell table:style-name="ce53" office:value-type="float" office:value="678" calcext:value-type="float">
            <text:p><text:s text:c="3"/>678</text:p>
          </table:table-cell>
          <table:covered-table-cell table:number-columns-repeated="3" table:style-name="ce78"/>
          <table:table-cell table:style-name="ce53" office:value-type="float" office:value="138819" calcext:value-type="float">
            <text:p><text:s text:c="3"/>138,819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71315" calcext:value-type="float">
            <text:p><text:s text:c="3"/>671,315</text:p>
          </table:table-cell>
          <table:table-cell table:style-name="ce54" office:value-type="float" office:value="650508" calcext:value-type="float">
            <text:p><text:s text:c="3"/>650,508</text:p>
          </table:table-cell>
          <table:table-cell table:style-name="ce54" office:value-type="float" office:value="79673" calcext:value-type="float">
            <text:p><text:s text:c="3"/>79,673</text:p>
          </table:table-cell>
          <table:table-cell table:style-name="ce54" office:value-type="float" office:value="56620" calcext:value-type="float">
            <text:p><text:s text:c="3"/>56,620</text:p>
          </table:table-cell>
          <table:table-cell table:style-name="ce54" office:value-type="float" office:value="2188" calcext:value-type="float">
            <text:p><text:s text:c="3"/>2,188</text:p>
          </table:table-cell>
          <table:table-cell table:style-name="ce54" office:value-type="float" office:value="1482" calcext:value-type="float">
            <text:p><text:s text:c="3"/>1,482</text:p>
          </table:table-cell>
          <table:table-cell table:style-name="ce54" office:value-type="float" office:value="657" calcext:value-type="float">
            <text:p><text:s text:c="3"/>6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128449" calcext:value-type="float">
            <text:p><text:s text:c="3"/>1,128,449</text:p>
          </table:table-cell>
          <table:table-cell table:style-name="ce48" office:value-type="float" office:value="1109372" calcext:value-type="float">
            <text:p><text:s text:c="3"/>1,109,372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52915" calcext:value-type="float">
            <text:p><text:s text:c="3"/>152,915</text:p>
          </table:table-cell>
          <table:table-cell table:style-name="ce48" office:value-type="float" office:value="4424" calcext:value-type="float">
            <text:p><text:s text:c="3"/>4,424</text:p>
          </table:table-cell>
          <table:table-cell table:style-name="ce48" office:value-type="float" office:value="2680" calcext:value-type="float">
            <text:p><text:s text:c="3"/>2,680</text:p>
          </table:table-cell>
          <table:table-cell table:style-name="ce48" office:value-type="float" office:value="1268" calcext:value-type="float">
            <text:p><text:s text:c="3"/>1,26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503564" calcext:value-type="float">
            <text:p><text:s text:c="3"/>503,564</text:p>
          </table:table-cell>
          <table:table-cell table:style-name="ce57" office:value-type="float" office:value="501248" calcext:value-type="float">
            <text:p><text:s text:c="3"/>501,248</text:p>
          </table:table-cell>
          <table:table-cell table:style-name="ce57" office:value-type="float" office:value="101943" calcext:value-type="float">
            <text:p><text:s text:c="3"/>101,943</text:p>
          </table:table-cell>
          <table:table-cell table:style-name="ce57" office:value-type="float" office:value="93810" calcext:value-type="float">
            <text:p><text:s text:c="3"/>93,810</text:p>
          </table:table-cell>
          <table:table-cell table:style-name="ce57" office:value-type="float" office:value="2260" calcext:value-type="float">
            <text:p><text:s text:c="3"/>2,260</text:p>
          </table:table-cell>
          <table:table-cell table:style-name="ce57" office:value-type="float" office:value="1325" calcext:value-type="float">
            <text:p><text:s text:c="3"/>1,325</text:p>
          </table:table-cell>
          <table:table-cell table:style-name="ce57" office:value-type="float" office:value="652" calcext:value-type="float">
            <text:p><text:s text:c="3"/>652</text:p>
          </table:table-cell>
          <table:covered-table-cell table:number-columns-repeated="3" table:style-name="ce78"/>
          <table:table-cell table:style-name="ce57" office:value-type="float" office:value="165327" calcext:value-type="float">
            <text:p><text:s text:c="3"/>165,327</text:p>
          </table:table-cell>
          <table:table-cell table:style-name="ce71" office:value-type="float" office:value="57008" calcext:value-type="float">
            <text:p><text:s text:c="3"/>57,00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8" office:value-type="float" office:value="624885" calcext:value-type="float">
            <text:p><text:s text:c="3"/>624,885</text:p>
          </table:table-cell>
          <table:table-cell table:style-name="ce58" office:value-type="float" office:value="608124" calcext:value-type="float">
            <text:p><text:s text:c="3"/>608,124</text:p>
          </table:table-cell>
          <table:table-cell table:style-name="ce58" office:value-type="float" office:value="94684" calcext:value-type="float">
            <text:p><text:s text:c="3"/>94,684</text:p>
          </table:table-cell>
          <table:table-cell table:style-name="ce58" office:value-type="float" office:value="59105" calcext:value-type="float">
            <text:p><text:s text:c="3"/>59,105</text:p>
          </table:table-cell>
          <table:table-cell table:style-name="ce58" office:value-type="float" office:value="2164" calcext:value-type="float">
            <text:p><text:s text:c="3"/>2,164</text:p>
          </table:table-cell>
          <table:table-cell table:style-name="ce58" office:value-type="float" office:value="1355" calcext:value-type="float">
            <text:p><text:s text:c="3"/>1,355</text:p>
          </table:table-cell>
          <table:table-cell table:style-name="ce58" office:value-type="float" office:value="616" calcext:value-type="float">
            <text:p><text:s text:c="3"/>616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18006" calcext:value-type="float">
            <text:p><text:s text:c="3"/>1,118,006</text:p>
          </table:table-cell>
          <table:table-cell table:style-name="ce56" office:value-type="float" office:value="1102326" calcext:value-type="float">
            <text:p><text:s text:c="3"/>1,102,326</text:p>
          </table:table-cell>
          <table:table-cell table:style-name="ce56" office:value-type="float" office:value="229481" calcext:value-type="float">
            <text:p><text:s text:c="3"/>229,481</text:p>
          </table:table-cell>
          <table:table-cell table:style-name="ce56" office:value-type="float" office:value="154251" calcext:value-type="float">
            <text:p><text:s text:c="3"/>154,251</text:p>
          </table:table-cell>
          <table:table-cell table:style-name="ce56" office:value-type="float" office:value="4759" calcext:value-type="float">
            <text:p><text:s text:c="3"/>4,759</text:p>
          </table:table-cell>
          <table:table-cell table:style-name="ce56" office:value-type="float" office:value="2479" calcext:value-type="float">
            <text:p><text:s text:c="3"/>2,479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04612" calcext:value-type="float">
            <text:p><text:s text:c="3"/>504,612</text:p>
          </table:table-cell>
          <table:table-cell table:style-name="ce53" office:value-type="float" office:value="502197" calcext:value-type="float">
            <text:p><text:s text:c="3"/>502,197</text:p>
          </table:table-cell>
          <table:table-cell table:style-name="ce53" office:value-type="float" office:value="118848" calcext:value-type="float">
            <text:p><text:s text:c="3"/>118,848</text:p>
          </table:table-cell>
          <table:table-cell table:style-name="ce53" office:value-type="float" office:value="93618" calcext:value-type="float">
            <text:p><text:s text:c="3"/>93,618</text:p>
          </table:table-cell>
          <table:table-cell table:style-name="ce53" office:value-type="float" office:value="2477" calcext:value-type="float">
            <text:p><text:s text:c="3"/>2,477</text:p>
          </table:table-cell>
          <table:table-cell table:style-name="ce53" office:value-type="float" office:value="1158" calcext:value-type="float">
            <text:p><text:s text:c="3"/>1,158</text:p>
          </table:table-cell>
          <table:table-cell table:style-name="ce53" office:value-type="float" office:value="616" calcext:value-type="float">
            <text:p><text:s text:c="3"/>616</text:p>
          </table:table-cell>
          <table:covered-table-cell table:number-columns-repeated="3" table:style-name="ce78"/>
          <table:table-cell table:style-name="ce53" office:value-type="float" office:value="143384" calcext:value-type="float">
            <text:p><text:s text:c="3"/>143,384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13394" calcext:value-type="float">
            <text:p><text:s text:c="3"/>613,394</text:p>
          </table:table-cell>
          <table:table-cell table:style-name="ce54" office:value-type="float" office:value="600129" calcext:value-type="float">
            <text:p><text:s text:c="3"/>600,129</text:p>
          </table:table-cell>
          <table:table-cell table:style-name="ce54" office:value-type="float" office:value="110633" calcext:value-type="float">
            <text:p><text:s text:c="3"/>110,633</text:p>
          </table:table-cell>
          <table:table-cell table:style-name="ce54" office:value-type="float" office:value="60633" calcext:value-type="float">
            <text:p><text:s text:c="3"/>60,633</text:p>
          </table:table-cell>
          <table:table-cell table:style-name="ce54" office:value-type="float" office:value="2282" calcext:value-type="float">
            <text:p><text:s text:c="3"/>2,282</text:p>
          </table:table-cell>
          <table:table-cell table:style-name="ce54" office:value-type="float" office:value="1321" calcext:value-type="float">
            <text:p><text:s text:c="3"/>1,321</text:p>
          </table:table-cell>
          <table:table-cell table:style-name="ce54" office:value-type="float" office:value="626" calcext:value-type="float">
            <text:p><text:s text:c="3"/>626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079702" calcext:value-type="float">
            <text:p><text:s text:c="3"/>1,079,702</text:p>
          </table:table-cell>
          <table:table-cell table:style-name="ce56" office:value-type="float" office:value="1065212" calcext:value-type="float">
            <text:p><text:s text:c="3"/>1,065,212</text:p>
          </table:table-cell>
          <table:table-cell table:style-name="ce56" office:value-type="float" office:value="199113" calcext:value-type="float">
            <text:p><text:s text:c="3"/>199,113</text:p>
          </table:table-cell>
          <table:table-cell table:style-name="ce56" office:value-type="float" office:value="155908" calcext:value-type="float">
            <text:p><text:s text:c="3"/>155,908</text:p>
          </table:table-cell>
          <table:table-cell table:style-name="ce56" office:value-type="float" office:value="4838" calcext:value-type="float">
            <text:p><text:s text:c="3"/>4,838</text:p>
          </table:table-cell>
          <table:table-cell table:style-name="ce56" office:value-type="float" office:value="2076" calcext:value-type="float">
            <text:p><text:s text:c="3"/>2,076</text:p>
          </table:table-cell>
          <table:table-cell table:style-name="ce56" office:value-type="float" office:value="1171" calcext:value-type="float">
            <text:p><text:s text:c="3"/>1,171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487877" calcext:value-type="float">
            <text:p><text:s text:c="3"/>487,877</text:p>
          </table:table-cell>
          <table:table-cell table:style-name="ce53" office:value-type="float" office:value="485137" calcext:value-type="float">
            <text:p><text:s text:c="3"/>485,137</text:p>
          </table:table-cell>
          <table:table-cell table:style-name="ce53" office:value-type="float" office:value="103120" calcext:value-type="float">
            <text:p><text:s text:c="3"/>103,120</text:p>
          </table:table-cell>
          <table:table-cell table:style-name="ce53" office:value-type="float" office:value="94505" calcext:value-type="float">
            <text:p><text:s text:c="3"/>94,505</text:p>
          </table:table-cell>
          <table:table-cell table:style-name="ce53" office:value-type="float" office:value="2495" calcext:value-type="float">
            <text:p><text:s text:c="3"/>2,495</text:p>
          </table:table-cell>
          <table:table-cell table:style-name="ce53" office:value-type="float" office:value="1032" calcext:value-type="float">
            <text:p><text:s text:c="3"/>1,032</text:p>
          </table:table-cell>
          <table:table-cell table:style-name="ce53" office:value-type="float" office:value="574" calcext:value-type="float">
            <text:p><text:s text:c="3"/>574</text:p>
          </table:table-cell>
          <table:covered-table-cell table:number-columns-repeated="3" table:style-name="ce78"/>
          <table:table-cell table:style-name="ce53" office:value-type="float" office:value="147636" calcext:value-type="float">
            <text:p><text:s text:c="3"/>147,636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591825" calcext:value-type="float">
            <text:p><text:s text:c="3"/>591,825</text:p>
          </table:table-cell>
          <table:table-cell table:style-name="ce54" office:value-type="float" office:value="580075" calcext:value-type="float">
            <text:p><text:s text:c="3"/>580,075</text:p>
          </table:table-cell>
          <table:table-cell table:style-name="ce54" office:value-type="float" office:value="95993" calcext:value-type="float">
            <text:p><text:s text:c="3"/>95,993</text:p>
          </table:table-cell>
          <table:table-cell table:style-name="ce54" office:value-type="float" office:value="61403" calcext:value-type="float">
            <text:p><text:s text:c="3"/>61,403</text:p>
          </table:table-cell>
          <table:table-cell table:style-name="ce54" office:value-type="float" office:value="2343" calcext:value-type="float">
            <text:p><text:s text:c="3"/>2,343</text:p>
          </table:table-cell>
          <table:table-cell table:style-name="ce54" office:value-type="float" office:value="1044" calcext:value-type="float">
            <text:p><text:s text:c="3"/>1,044</text:p>
          </table:table-cell>
          <table:table-cell table:style-name="ce54" office:value-type="float" office:value="597" calcext:value-type="float">
            <text:p><text:s text:c="3"/>597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9" office:value-type="float" office:value="1073783" calcext:value-type="float">
            <text:p><text:s text:c="3"/>1,073,783</text:p>
          </table:table-cell>
          <table:table-cell table:style-name="ce59" office:value-type="float" office:value="1060001" calcext:value-type="float">
            <text:p><text:s text:c="3"/>1,060,001</text:p>
          </table:table-cell>
          <table:table-cell table:style-name="ce59" office:value-type="float" office:value="210383" calcext:value-type="float">
            <text:p><text:s text:c="3"/>210,383</text:p>
          </table:table-cell>
          <table:table-cell table:style-name="ce59" office:value-type="float" office:value="163929" calcext:value-type="float">
            <text:p><text:s text:c="3"/>163,929</text:p>
          </table:table-cell>
          <table:table-cell table:style-name="ce59" office:value-type="float" office:value="4581" calcext:value-type="float">
            <text:p><text:s text:c="3"/>4,581</text:p>
          </table:table-cell>
          <table:table-cell table:style-name="ce59" office:value-type="float" office:value="2087" calcext:value-type="float">
            <text:p><text:s text:c="3"/>2,087</text:p>
          </table:table-cell>
          <table:table-cell table:style-name="ce59" office:value-type="float" office:value="1217" calcext:value-type="float">
            <text:p><text:s text:c="3"/>1,217</text:p>
          </table:table-cell>
          <table:table-cell table:style-name="ce59" office:value-type="float" office:value="5924" calcext:value-type="float">
            <text:p><text:s text:c="3"/>5,924</text:p>
          </table:table-cell>
          <table:table-cell table:style-name="ce59" office:value-type="float" office:value="644" calcext:value-type="float">
            <text:p><text:s text:c="3"/>644</text:p>
          </table:table-cell>
          <table:table-cell table:style-name="ce59" office:value-type="float" office:value="63097" calcext:value-type="float">
            <text:p><text:s text:c="3"/>63,097</text:p>
          </table:table-cell>
          <table:table-cell table:style-name="ce59"/>
          <table:table-cell table:style-name="ce97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487087" calcext:value-type="float">
            <text:p><text:s text:c="3"/>487,087</text:p>
          </table:table-cell>
          <table:table-cell table:style-name="ce60" office:value-type="float" office:value="483874" calcext:value-type="float">
            <text:p><text:s text:c="3"/>483,874</text:p>
          </table:table-cell>
          <table:table-cell table:style-name="ce60" office:value-type="float" office:value="108817" calcext:value-type="float">
            <text:p><text:s text:c="3"/>108,817</text:p>
          </table:table-cell>
          <table:table-cell table:style-name="ce60" office:value-type="float" office:value="98733" calcext:value-type="float">
            <text:p><text:s text:c="3"/>98,733</text:p>
          </table:table-cell>
          <table:table-cell table:style-name="ce60" office:value-type="float" office:value="2395" calcext:value-type="float">
            <text:p><text:s text:c="3"/>2,395</text:p>
          </table:table-cell>
          <table:table-cell table:style-name="ce60" office:value-type="float" office:value="1031" calcext:value-type="float">
            <text:p><text:s text:c="3"/>1,031</text:p>
          </table:table-cell>
          <table:table-cell table:style-name="ce60" office:value-type="float" office:value="602" calcext:value-type="float">
            <text:p><text:s text:c="3"/>602</text:p>
          </table:table-cell>
          <table:table-cell table:style-name="ce60" office:value-type="float" office:value="3122" calcext:value-type="float">
            <text:p><text:s text:c="3"/>3,122</text:p>
          </table:table-cell>
          <table:table-cell table:style-name="ce60" office:value-type="float" office:value="387" calcext:value-type="float">
            <text:p><text:s text:c="3"/>387</text:p>
          </table:table-cell>
          <table:table-cell table:style-name="ce60" office:value-type="float" office:value="32679" calcext:value-type="float">
            <text:p><text:s text:c="3"/>32,679</text:p>
          </table:table-cell>
          <table:table-cell table:style-name="ce60" office:value-type="float" office:value="149287" calcext:value-type="float">
            <text:p><text:s text:c="3"/>149,287</text:p>
          </table:table-cell>
          <table:table-cell table:style-name="ce98" office:value-type="float" office:value="53190" calcext:value-type="float">
            <text:p><text:s text:c="3"/>53,19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61" office:value-type="float" office:value="586696" calcext:value-type="float">
            <text:p><text:s text:c="3"/>586,696</text:p>
          </table:table-cell>
          <table:table-cell table:style-name="ce61" office:value-type="float" office:value="576127" calcext:value-type="float">
            <text:p><text:s text:c="3"/>576,127</text:p>
          </table:table-cell>
          <table:table-cell table:style-name="ce61" office:value-type="float" office:value="101566" calcext:value-type="float">
            <text:p><text:s text:c="3"/>101,566</text:p>
          </table:table-cell>
          <table:table-cell table:style-name="ce61" office:value-type="float" office:value="65196" calcext:value-type="float">
            <text:p><text:s text:c="3"/>65,196</text:p>
          </table:table-cell>
          <table:table-cell table:style-name="ce61" office:value-type="float" office:value="2186" calcext:value-type="float">
            <text:p><text:s text:c="3"/>2,186</text:p>
          </table:table-cell>
          <table:table-cell table:style-name="ce61" office:value-type="float" office:value="1056" calcext:value-type="float">
            <text:p><text:s text:c="3"/>1,056</text:p>
          </table:table-cell>
          <table:table-cell table:style-name="ce61" office:value-type="float" office:value="615" calcext:value-type="float">
            <text:p><text:s text:c="3"/>615</text:p>
          </table:table-cell>
          <table:table-cell table:style-name="ce61" office:value-type="float" office:value="2802" calcext:value-type="float">
            <text:p><text:s text:c="3"/>2,802</text:p>
          </table:table-cell>
          <table:table-cell table:style-name="ce61" office:value-type="float" office:value="257" calcext:value-type="float">
            <text:p><text:s text:c="3"/>257</text:p>
          </table:table-cell>
          <table:table-cell table:style-name="ce61" office:value-type="float" office:value="30418" calcext:value-type="float">
            <text:p><text:s text:c="3"/>30,418</text:p>
          </table:table-cell>
          <table:table-cell table:style-name="ce61"/>
          <table:table-cell table:style-name="ce99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1004108" calcext:value-type="float">
            <text:p><text:s text:c="3"/>1,004,108</text:p>
          </table:table-cell>
          <table:table-cell table:style-name="ce48" office:value-type="float" office:value="995527" calcext:value-type="float">
            <text:p><text:s text:c="3"/>995,527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163858" calcext:value-type="float">
            <text:p><text:s text:c="3"/>163,858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2121" calcext:value-type="float">
            <text:p><text:s text:c="3"/>2,121</text:p>
          </table:table-cell>
          <table:table-cell table:style-name="ce48" office:value-type="float" office:value="1095" calcext:value-type="float">
            <text:p><text:s text:c="3"/>1,095</text:p>
          </table:table-cell>
          <table:table-cell table:style-name="ce48" office:value-type="float" office:value="6546" calcext:value-type="float">
            <text:p><text:s text:c="3"/>6,546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48" office:value-type="float" office:value="67357" calcext:value-type="float">
            <text:p><text:s text:c="3"/>67,357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453242" calcext:value-type="float">
            <text:p><text:s text:c="3"/>453,242</text:p>
          </table:table-cell>
          <table:table-cell table:style-name="ce57" office:value-type="float" office:value="451627" calcext:value-type="float">
            <text:p><text:s text:c="3"/>451,627</text:p>
          </table:table-cell>
          <table:table-cell table:style-name="ce57" office:value-type="float" office:value="111041" calcext:value-type="float">
            <text:p><text:s text:c="3"/>111,041</text:p>
          </table:table-cell>
          <table:table-cell table:style-name="ce57" office:value-type="float" office:value="98580" calcext:value-type="float">
            <text:p><text:s text:c="3"/>98,580</text:p>
          </table:table-cell>
          <table:table-cell table:style-name="ce57" office:value-type="float" office:value="2415" calcext:value-type="float">
            <text:p><text:s text:c="3"/>2,415</text:p>
          </table:table-cell>
          <table:table-cell table:style-name="ce57" office:value-type="float" office:value="1061" calcext:value-type="float">
            <text:p><text:s text:c="3"/>1,061</text:p>
          </table:table-cell>
          <table:table-cell table:style-name="ce57" office:value-type="float" office:value="545" calcext:value-type="float">
            <text:p><text:s text:c="3"/>545</text:p>
          </table:table-cell>
          <table:table-cell table:style-name="ce57" office:value-type="float" office:value="3562" calcext:value-type="float">
            <text:p><text:s text:c="3"/>3,562</text:p>
          </table:table-cell>
          <table:table-cell table:style-name="ce57" office:value-type="float" office:value="436" calcext:value-type="float">
            <text:p><text:s text:c="3"/>436</text:p>
          </table:table-cell>
          <table:table-cell table:style-name="ce57" office:value-type="float" office:value="34873" calcext:value-type="float">
            <text:p><text:s text:c="3"/>34,873</text:p>
          </table:table-cell>
          <table:table-cell table:style-name="ce57" office:value-type="float" office:value="154346" calcext:value-type="float">
            <text:p><text:s text:c="3"/>154,346</text:p>
          </table:table-cell>
          <table:table-cell table:style-name="ce71" office:value-type="float" office:value="53459" calcext:value-type="float">
            <text:p><text:s text:c="3"/>53,45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8" office:value-type="float" office:value="550866" calcext:value-type="float">
            <text:p><text:s text:c="3"/>550,866</text:p>
          </table:table-cell>
          <table:table-cell table:style-name="ce58" office:value-type="float" office:value="543900" calcext:value-type="float">
            <text:p><text:s text:c="3"/>543,900</text:p>
          </table:table-cell>
          <table:table-cell table:style-name="ce58" office:value-type="float" office:value="102557" calcext:value-type="float">
            <text:p><text:s text:c="3"/>102,557</text:p>
          </table:table-cell>
          <table:table-cell table:style-name="ce58" office:value-type="float" office:value="65278" calcext:value-type="float">
            <text:p><text:s text:c="3"/>65,278</text:p>
          </table:table-cell>
          <table:table-cell table:style-name="ce58" office:value-type="float" office:value="2149" calcext:value-type="float">
            <text:p><text:s text:c="3"/>2,149</text:p>
          </table:table-cell>
          <table:table-cell table:style-name="ce58" office:value-type="float" office:value="1060" calcext:value-type="float">
            <text:p><text:s text:c="3"/>1,060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2984" calcext:value-type="float">
            <text:p><text:s text:c="3"/>2,984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32484" calcext:value-type="float">
            <text:p><text:s text:c="3"/>32,484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8231" calcext:value-type="float">
            <text:p><text:s text:c="3"/>88,231</text:p>
          </table:table-cell>
          <table:table-cell table:style-name="ce62" office:value-type="float" office:value="86705" calcext:value-type="float">
            <text:p><text:s text:c="3"/>86,705</text:p>
          </table:table-cell>
          <table:table-cell table:style-name="ce62" office:value-type="float" office:value="17203" calcext:value-type="float">
            <text:p><text:s text:c="3"/>17,203</text:p>
          </table:table-cell>
          <table:table-cell table:style-name="ce62" office:value-type="float" office:value="13712" calcext:value-type="float">
            <text:p><text:s text:c="3"/>13,712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62" office:value-type="float" office:value="178" calcext:value-type="float">
            <text:p><text:s text:c="3"/>178</text:p>
          </table:table-cell>
          <table:table-cell table:style-name="ce62" office:value-type="float" office:value="95" calcext:value-type="float">
            <text:p><text:s text:c="3"/>95</text:p>
          </table:table-cell>
          <table:table-cell table:style-name="ce62" office:value-type="float" office:value="491" calcext:value-type="float">
            <text:p><text:s text:c="3"/>49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5883" calcext:value-type="float">
            <text:p><text:s text:c="3"/>5,883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299" calcext:value-type="float">
            <text:p><text:s text:c="3"/>40,299</text:p>
          </table:table-cell>
          <table:table-cell table:style-name="ce70" office:value-type="float" office:value="39929" calcext:value-type="float">
            <text:p><text:s text:c="3"/>39,929</text:p>
          </table:table-cell>
          <table:table-cell table:style-name="ce72" office:value-type="float" office:value="8934" calcext:value-type="float">
            <text:p><text:s text:c="3"/>8,934</text:p>
          </table:table-cell>
          <table:table-cell table:style-name="ce72" office:value-type="float" office:value="8127" calcext:value-type="float">
            <text:p><text:s text:c="3"/>8,127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90" calcext:value-type="float">
            <text:p><text:s text:c="3"/>90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72" office:value-type="float" office:value="280" calcext:value-type="float">
            <text:p><text:s text:c="3"/>280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0714" calcext:value-type="float">
            <text:p><text:s text:c="3"/>10,714</text:p>
          </table:table-cell>
          <table:table-cell table:style-name="ce72" office:value-type="float" office:value="4732" calcext:value-type="float">
            <text:p><text:s text:c="3"/>4,732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7932" calcext:value-type="float">
            <text:p><text:s text:c="3"/>47,932</text:p>
          </table:table-cell>
          <table:table-cell table:style-name="ce70" office:value-type="float" office:value="46776" calcext:value-type="float">
            <text:p><text:s text:c="3"/>46,776</text:p>
          </table:table-cell>
          <table:table-cell table:style-name="ce72" office:value-type="float" office:value="8269" calcext:value-type="float">
            <text:p><text:s text:c="3"/>8,269</text:p>
          </table:table-cell>
          <table:table-cell table:style-name="ce72" office:value-type="float" office:value="5585" calcext:value-type="float">
            <text:p><text:s text:c="3"/>5,585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60" calcext:value-type="float">
            <text:p><text:s text:c="3"/>2,86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8521" calcext:value-type="float">
            <text:p><text:s text:c="3"/>98,521</text:p>
          </table:table-cell>
          <table:table-cell table:style-name="ce62" office:value-type="float" office:value="101430" calcext:value-type="float">
            <text:p><text:s text:c="3"/>101,430</text:p>
          </table:table-cell>
          <table:table-cell table:style-name="ce62" office:value-type="float" office:value="17530" calcext:value-type="float">
            <text:p><text:s text:c="3"/>17,530</text:p>
          </table:table-cell>
          <table:table-cell table:style-name="ce62" office:value-type="float" office:value="14475" calcext:value-type="float">
            <text:p><text:s text:c="3"/>14,475</text:p>
          </table:table-cell>
          <table:table-cell table:style-name="ce62" office:value-type="float" office:value="377" calcext:value-type="float">
            <text:p><text:s text:c="3"/>377</text:p>
          </table:table-cell>
          <table:table-cell table:style-name="ce62" office:value-type="float" office:value="199" calcext:value-type="float">
            <text:p><text:s text:c="3"/>199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571" calcext:value-type="float">
            <text:p><text:s text:c="3"/>57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6329" calcext:value-type="float">
            <text:p><text:s text:c="3"/>6,32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4621" calcext:value-type="float">
            <text:p><text:s text:c="3"/>44,621</text:p>
          </table:table-cell>
          <table:table-cell table:style-name="ce70" office:value-type="float" office:value="46225" calcext:value-type="float">
            <text:p><text:s text:c="3"/>46,225</text:p>
          </table:table-cell>
          <table:table-cell table:style-name="ce72" office:value-type="float" office:value="9145" calcext:value-type="float">
            <text:p><text:s text:c="3"/>9,145</text:p>
          </table:table-cell>
          <table:table-cell table:style-name="ce72" office:value-type="float" office:value="8659" calcext:value-type="float">
            <text:p><text:s text:c="3"/>8,659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100" calcext:value-type="float">
            <text:p><text:s text:c="3"/>100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25" calcext:value-type="float">
            <text:p><text:s text:c="3"/>325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3256" calcext:value-type="float">
            <text:p><text:s text:c="3"/>3,256</text:p>
          </table:table-cell>
          <table:table-cell table:style-name="ce72" office:value-type="float" office:value="11552" calcext:value-type="float">
            <text:p><text:s text:c="3"/>11,552</text:p>
          </table:table-cell>
          <table:table-cell table:style-name="ce72" office:value-type="float" office:value="5085" calcext:value-type="float">
            <text:p><text:s text:c="3"/>5,0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3900" calcext:value-type="float">
            <text:p><text:s text:c="3"/>53,900</text:p>
          </table:table-cell>
          <table:table-cell table:style-name="ce70" office:value-type="float" office:value="55205" calcext:value-type="float">
            <text:p><text:s text:c="3"/>55,205</text:p>
          </table:table-cell>
          <table:table-cell table:style-name="ce72" office:value-type="float" office:value="8385" calcext:value-type="float">
            <text:p><text:s text:c="3"/>8,385</text:p>
          </table:table-cell>
          <table:table-cell table:style-name="ce72" office:value-type="float" office:value="5816" calcext:value-type="float">
            <text:p><text:s text:c="3"/>5,816</text:p>
          </table:table-cell>
          <table:table-cell table:style-name="ce72" office:value-type="float" office:value="187" calcext:value-type="float">
            <text:p><text:s text:c="3"/>18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3073" calcext:value-type="float">
            <text:p><text:s text:c="3"/>3,07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1083" calcext:value-type="float">
            <text:p><text:s text:c="3"/>91,083</text:p>
          </table:table-cell>
          <table:table-cell table:style-name="ce62" office:value-type="float" office:value="92038" calcext:value-type="float">
            <text:p><text:s text:c="3"/>92,038</text:p>
          </table:table-cell>
          <table:table-cell table:style-name="ce62" office:value-type="float" office:value="16836" calcext:value-type="float">
            <text:p><text:s text:c="3"/>16,836</text:p>
          </table:table-cell>
          <table:table-cell table:style-name="ce62" office:value-type="float" office:value="12586" calcext:value-type="float">
            <text:p><text:s text:c="3"/>12,586</text:p>
          </table:table-cell>
          <table:table-cell table:style-name="ce62" office:value-type="float" office:value="422" calcext:value-type="float">
            <text:p><text:s text:c="3"/>422</text:p>
          </table:table-cell>
          <table:table-cell table:style-name="ce62" office:value-type="float" office:value="172" calcext:value-type="float">
            <text:p><text:s text:c="3"/>17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40" calcext:value-type="float">
            <text:p><text:s text:c="3"/>540</text:p>
          </table:table-cell>
          <table:table-cell table:style-name="ce62" office:value-type="float" office:value="50" calcext:value-type="float">
            <text:p><text:s text:c="3"/>50</text:p>
          </table:table-cell>
          <table:table-cell table:style-name="ce62" office:value-type="float" office:value="6165" calcext:value-type="float">
            <text:p><text:s text:c="3"/>6,165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1890" calcext:value-type="float">
            <text:p><text:s text:c="3"/>41,890</text:p>
          </table:table-cell>
          <table:table-cell table:style-name="ce70" office:value-type="float" office:value="42450" calcext:value-type="float">
            <text:p><text:s text:c="3"/>42,450</text:p>
          </table:table-cell>
          <table:table-cell table:style-name="ce72" office:value-type="float" office:value="8813" calcext:value-type="float">
            <text:p><text:s text:c="3"/>8,813</text:p>
          </table:table-cell>
          <table:table-cell table:style-name="ce72" office:value-type="float" office:value="7604" calcext:value-type="float">
            <text:p><text:s text:c="3"/>7,604</text:p>
          </table:table-cell>
          <table:table-cell table:style-name="ce72" office:value-type="float" office:value="230" calcext:value-type="float">
            <text:p><text:s text:c="3"/>230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288" calcext:value-type="float">
            <text:p><text:s text:c="3"/>288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72" office:value-type="float" office:value="3212" calcext:value-type="float">
            <text:p><text:s text:c="3"/>3,212</text:p>
          </table:table-cell>
          <table:table-cell table:style-name="ce72" office:value-type="float" office:value="7239" calcext:value-type="float">
            <text:p><text:s text:c="3"/>7,239</text:p>
          </table:table-cell>
          <table:table-cell table:style-name="ce72" office:value-type="float" office:value="4510" calcext:value-type="float">
            <text:p><text:s text:c="3"/>4,51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9193" calcext:value-type="float">
            <text:p><text:s text:c="3"/>49,193</text:p>
          </table:table-cell>
          <table:table-cell table:style-name="ce70" office:value-type="float" office:value="49588" calcext:value-type="float">
            <text:p><text:s text:c="3"/>49,588</text:p>
          </table:table-cell>
          <table:table-cell table:style-name="ce72" office:value-type="float" office:value="8023" calcext:value-type="float">
            <text:p><text:s text:c="3"/>8,023</text:p>
          </table:table-cell>
          <table:table-cell table:style-name="ce72" office:value-type="float" office:value="4982" calcext:value-type="float">
            <text:p><text:s text:c="3"/>4,982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2" calcext:value-type="float">
            <text:p><text:s text:c="3"/>252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953" calcext:value-type="float">
            <text:p><text:s text:c="3"/>2,95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5488" calcext:value-type="float">
            <text:p><text:s text:c="3"/>85,488</text:p>
          </table:table-cell>
          <table:table-cell table:style-name="ce62" office:value-type="float" office:value="86322" calcext:value-type="float">
            <text:p><text:s text:c="3"/>86,322</text:p>
          </table:table-cell>
          <table:table-cell table:style-name="ce62" office:value-type="float" office:value="17106" calcext:value-type="float">
            <text:p><text:s text:c="3"/>17,106</text:p>
          </table:table-cell>
          <table:table-cell table:style-name="ce62" office:value-type="float" office:value="12527" calcext:value-type="float">
            <text:p><text:s text:c="3"/>12,527</text:p>
          </table:table-cell>
          <table:table-cell table:style-name="ce62" office:value-type="float" office:value="366" calcext:value-type="float">
            <text:p><text:s text:c="3"/>366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3" calcext:value-type="float">
            <text:p><text:s text:c="3"/>83</text:p>
          </table:table-cell>
          <table:table-cell table:style-name="ce62" office:value-type="float" office:value="544" calcext:value-type="float">
            <text:p><text:s text:c="3"/>544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610" calcext:value-type="float">
            <text:p><text:s text:c="3"/>5,61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9273" calcext:value-type="float">
            <text:p><text:s text:c="3"/>39,273</text:p>
          </table:table-cell>
          <table:table-cell table:style-name="ce70" office:value-type="float" office:value="39813" calcext:value-type="float">
            <text:p><text:s text:c="3"/>39,813</text:p>
          </table:table-cell>
          <table:table-cell table:style-name="ce72" office:value-type="float" office:value="8814" calcext:value-type="float">
            <text:p><text:s text:c="3"/>8,814</text:p>
          </table:table-cell>
          <table:table-cell table:style-name="ce72" office:value-type="float" office:value="7549" calcext:value-type="float">
            <text:p><text:s text:c="3"/>7,549</text:p>
          </table:table-cell>
          <table:table-cell table:style-name="ce72" office:value-type="float" office:value="202" calcext:value-type="float">
            <text:p><text:s text:c="3"/>202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4" calcext:value-type="float">
            <text:p><text:s text:c="3"/>294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2876" calcext:value-type="float">
            <text:p><text:s text:c="3"/>2,876</text:p>
          </table:table-cell>
          <table:table-cell table:style-name="ce72" office:value-type="float" office:value="8333" calcext:value-type="float">
            <text:p><text:s text:c="3"/>8,333</text:p>
          </table:table-cell>
          <table:table-cell table:style-name="ce72" office:value-type="float" office:value="4289" calcext:value-type="float">
            <text:p><text:s text:c="3"/>4,28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6215" calcext:value-type="float">
            <text:p><text:s text:c="3"/>46,215</text:p>
          </table:table-cell>
          <table:table-cell table:style-name="ce70" office:value-type="float" office:value="46509" calcext:value-type="float">
            <text:p><text:s text:c="3"/>46,509</text:p>
          </table:table-cell>
          <table:table-cell table:style-name="ce72" office:value-type="float" office:value="8292" calcext:value-type="float">
            <text:p><text:s text:c="3"/>8,292</text:p>
          </table:table-cell>
          <table:table-cell table:style-name="ce72" office:value-type="float" office:value="4978" calcext:value-type="float">
            <text:p><text:s text:c="3"/>4,978</text:p>
          </table:table-cell>
          <table:table-cell table:style-name="ce72" office:value-type="float" office:value="164" calcext:value-type="float">
            <text:p><text:s text:c="3"/>164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0" calcext:value-type="float">
            <text:p><text:s text:c="3"/>250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2734" calcext:value-type="float">
            <text:p><text:s text:c="3"/>2,734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71109" calcext:value-type="float">
            <text:p><text:s text:c="3"/>71,109</text:p>
          </table:table-cell>
          <table:table-cell table:style-name="ce62" office:value-type="float" office:value="69427" calcext:value-type="float">
            <text:p><text:s text:c="3"/>69,427</text:p>
          </table:table-cell>
          <table:table-cell table:style-name="ce62" office:value-type="float" office:value="20004" calcext:value-type="float">
            <text:p><text:s text:c="3"/>20,004</text:p>
          </table:table-cell>
          <table:table-cell table:style-name="ce62" office:value-type="float" office:value="13794" calcext:value-type="float">
            <text:p><text:s text:c="3"/>13,794</text:p>
          </table:table-cell>
          <table:table-cell table:style-name="ce62" office:value-type="float" office:value="406" calcext:value-type="float">
            <text:p><text:s text:c="3"/>40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592" calcext:value-type="float">
            <text:p><text:s text:c="3"/>592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5911" calcext:value-type="float">
            <text:p><text:s text:c="3"/>5,911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1180" calcext:value-type="float">
            <text:p><text:s text:c="3"/>31,180</text:p>
          </table:table-cell>
          <table:table-cell table:style-name="ce70" office:value-type="float" office:value="30652" calcext:value-type="float">
            <text:p><text:s text:c="3"/>30,652</text:p>
          </table:table-cell>
          <table:table-cell table:style-name="ce72" office:value-type="float" office:value="10477" calcext:value-type="float">
            <text:p><text:s text:c="3"/>10,477</text:p>
          </table:table-cell>
          <table:table-cell table:style-name="ce72" office:value-type="float" office:value="8352" calcext:value-type="float">
            <text:p><text:s text:c="3"/>8,35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317" calcext:value-type="float">
            <text:p><text:s text:c="3"/>317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6948" calcext:value-type="float">
            <text:p><text:s text:c="3"/>16,948</text:p>
          </table:table-cell>
          <table:table-cell table:style-name="ce72" office:value-type="float" office:value="4818" calcext:value-type="float">
            <text:p><text:s text:c="3"/>4,8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929" calcext:value-type="float">
            <text:p><text:s text:c="3"/>39,929</text:p>
          </table:table-cell>
          <table:table-cell table:style-name="ce70" office:value-type="float" office:value="38775" calcext:value-type="float">
            <text:p><text:s text:c="3"/>38,775</text:p>
          </table:table-cell>
          <table:table-cell table:style-name="ce72" office:value-type="float" office:value="9527" calcext:value-type="float">
            <text:p><text:s text:c="3"/>9,527</text:p>
          </table:table-cell>
          <table:table-cell table:style-name="ce72" office:value-type="float" office:value="5442" calcext:value-type="float">
            <text:p><text:s text:c="3"/>5,44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88" calcext:value-type="float">
            <text:p><text:s text:c="3"/>2,888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5740" calcext:value-type="float">
            <text:p><text:s text:c="3"/>65,740</text:p>
          </table:table-cell>
          <table:table-cell table:style-name="ce62" office:value-type="float" office:value="64548" calcext:value-type="float">
            <text:p><text:s text:c="3"/>64,548</text:p>
          </table:table-cell>
          <table:table-cell table:style-name="ce62" office:value-type="float" office:value="18971" calcext:value-type="float">
            <text:p><text:s text:c="3"/>18,971</text:p>
          </table:table-cell>
          <table:table-cell table:style-name="ce62" office:value-type="float" office:value="13010" calcext:value-type="float">
            <text:p><text:s text:c="3"/>13,010</text:p>
          </table:table-cell>
          <table:table-cell table:style-name="ce62" office:value-type="float" office:value="382" calcext:value-type="float">
            <text:p><text:s text:c="3"/>382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5" calcext:value-type="float">
            <text:p><text:s text:c="3"/>85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62" office:value-type="float" office:value="63" calcext:value-type="float">
            <text:p><text:s text:c="3"/>63</text:p>
          </table:table-cell>
          <table:table-cell table:style-name="ce62" office:value-type="float" office:value="5530" calcext:value-type="float">
            <text:p><text:s text:c="3"/>5,53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29244" calcext:value-type="float">
            <text:p><text:s text:c="3"/>29,244</text:p>
          </table:table-cell>
          <table:table-cell table:style-name="ce70" office:value-type="float" office:value="28826" calcext:value-type="float">
            <text:p><text:s text:c="3"/>28,826</text:p>
          </table:table-cell>
          <table:table-cell table:style-name="ce72" office:value-type="float" office:value="9852" calcext:value-type="float">
            <text:p><text:s text:c="3"/>9,852</text:p>
          </table:table-cell>
          <table:table-cell table:style-name="ce72" office:value-type="float" office:value="7807" calcext:value-type="float">
            <text:p><text:s text:c="3"/>7,807</text:p>
          </table:table-cell>
          <table:table-cell table:style-name="ce72" office:value-type="float" office:value="217" calcext:value-type="float">
            <text:p><text:s text:c="3"/>21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85" calcext:value-type="float">
            <text:p><text:s text:c="3"/>285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10" calcext:value-type="float">
            <text:p><text:s text:c="3"/>2,910</text:p>
          </table:table-cell>
          <table:table-cell table:style-name="ce72" office:value-type="float" office:value="14388" calcext:value-type="float">
            <text:p><text:s text:c="3"/>14,388</text:p>
          </table:table-cell>
          <table:table-cell table:style-name="ce72" office:value-type="float" office:value="4384" calcext:value-type="float">
            <text:p><text:s text:c="3"/>4,38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6496" calcext:value-type="float">
            <text:p><text:s text:c="3"/>36,496</text:p>
          </table:table-cell>
          <table:table-cell table:style-name="ce70" office:value-type="float" office:value="35722" calcext:value-type="float">
            <text:p><text:s text:c="3"/>35,722</text:p>
          </table:table-cell>
          <table:table-cell table:style-name="ce72" office:value-type="float" office:value="9119" calcext:value-type="float">
            <text:p><text:s text:c="3"/>9,119</text:p>
          </table:table-cell>
          <table:table-cell table:style-name="ce72" office:value-type="float" office:value="5203" calcext:value-type="float">
            <text:p><text:s text:c="3"/>5,203</text:p>
          </table:table-cell>
          <table:table-cell table:style-name="ce72" office:value-type="float" office:value="165" calcext:value-type="float">
            <text:p><text:s text:c="3"/>165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67" calcext:value-type="float">
            <text:p><text:s text:c="3"/>267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620" calcext:value-type="float">
            <text:p><text:s text:c="3"/>2,62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2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9777" calcext:value-type="float">
            <text:p><text:s text:c="3"/>69,777</text:p>
          </table:table-cell>
          <table:table-cell table:style-name="ce62" office:value-type="float" office:value="67652" calcext:value-type="float">
            <text:p><text:s text:c="3"/>67,652</text:p>
          </table:table-cell>
          <table:table-cell table:style-name="ce62" office:value-type="float" office:value="20582" calcext:value-type="float">
            <text:p><text:s text:c="3"/>20,582</text:p>
          </table:table-cell>
          <table:table-cell table:style-name="ce62" office:value-type="float" office:value="14426" calcext:value-type="float">
            <text:p><text:s text:c="3"/>14,426</text:p>
          </table:table-cell>
          <table:table-cell table:style-name="ce62" office:value-type="float" office:value="434" calcext:value-type="float">
            <text:p><text:s text:c="3"/>434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style-name="ce62" office:value-type="float" office:value="673" calcext:value-type="float">
            <text:p><text:s text:c="3"/>673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5882" calcext:value-type="float">
            <text:p><text:s text:c="3"/>5,882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0517" calcext:value-type="float">
            <text:p><text:s text:c="3"/>30,517</text:p>
          </table:table-cell>
          <table:table-cell table:style-name="ce70" office:value-type="float" office:value="29814" calcext:value-type="float">
            <text:p><text:s text:c="3"/>29,814</text:p>
          </table:table-cell>
          <table:table-cell table:style-name="ce72" office:value-type="float" office:value="10642" calcext:value-type="float">
            <text:p><text:s text:c="3"/>10,642</text:p>
          </table:table-cell>
          <table:table-cell table:style-name="ce72" office:value-type="float" office:value="8737" calcext:value-type="float">
            <text:p><text:s text:c="3"/>8,737</text:p>
          </table:table-cell>
          <table:table-cell table:style-name="ce72" office:value-type="float" office:value="236" calcext:value-type="float">
            <text:p><text:s text:c="3"/>236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63" calcext:value-type="float">
            <text:p><text:s text:c="3"/>363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3069" calcext:value-type="float">
            <text:p><text:s text:c="3"/>3,069</text:p>
          </table:table-cell>
          <table:table-cell table:style-name="ce72" office:value-type="float" office:value="16677" calcext:value-type="float">
            <text:p><text:s text:c="3"/>16,677</text:p>
          </table:table-cell>
          <table:table-cell table:style-name="ce72" office:value-type="float" office:value="4685" calcext:value-type="float">
            <text:p><text:s text:c="3"/>4,6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260" calcext:value-type="float">
            <text:p><text:s text:c="3"/>39,260</text:p>
          </table:table-cell>
          <table:table-cell table:style-name="ce70" office:value-type="float" office:value="37838" calcext:value-type="float">
            <text:p><text:s text:c="3"/>37,838</text:p>
          </table:table-cell>
          <table:table-cell table:style-name="ce72" office:value-type="float" office:value="9940" calcext:value-type="float">
            <text:p><text:s text:c="3"/>9,940</text:p>
          </table:table-cell>
          <table:table-cell table:style-name="ce72" office:value-type="float" office:value="5689" calcext:value-type="float">
            <text:p><text:s text:c="3"/>5,689</text:p>
          </table:table-cell>
          <table:table-cell table:style-name="ce72" office:value-type="float" office:value="198" calcext:value-type="float">
            <text:p><text:s text:c="3"/>198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310" calcext:value-type="float">
            <text:p><text:s text:c="3"/>310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813" calcext:value-type="float">
            <text:p><text:s text:c="3"/>2,81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5年</text:p>
            <text:p>截至6月止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476737" calcext:value-type="float">
            <text:p><text:s text:c="3"/>476,737</text:p>
          </table:table-cell>
          <table:table-cell table:style-name="ce48" office:value-type="float" office:value="470525" calcext:value-type="float">
            <text:p><text:s text:c="3"/>470,525</text:p>
          </table:table-cell>
          <table:table-cell table:style-name="ce48" office:value-type="float" office:value="100930" calcext:value-type="float">
            <text:p><text:s text:c="3"/>100,930</text:p>
          </table:table-cell>
          <table:table-cell table:style-name="ce48" office:value-type="float" office:value="90854" calcext:value-type="float">
            <text:p><text:s text:c="3"/>90,854</text:p>
          </table:table-cell>
          <table:table-cell table:style-name="ce48" office:value-type="float" office:value="2187" calcext:value-type="float">
            <text:p><text:s text:c="3"/>2,187</text:p>
          </table:table-cell>
          <table:table-cell table:style-name="ce48" office:value-type="float" office:value="947" calcext:value-type="float">
            <text:p><text:s text:c="3"/>947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3414" calcext:value-type="float">
            <text:p><text:s text:c="3"/>3,414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3269" calcext:value-type="float">
            <text:p><text:s text:c="3"/>33,269</text:p>
          </table:table-cell>
          <table:table-cell table:style-name="ce48"/>
          <table:table-cell table:style-name="ce85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215510" calcext:value-type="float">
            <text:p><text:s text:c="3"/>215,510</text:p>
          </table:table-cell>
          <table:table-cell table:style-name="ce57" office:value-type="float" office:value="214080" calcext:value-type="float">
            <text:p><text:s text:c="3"/>214,080</text:p>
          </table:table-cell>
          <table:table-cell table:style-name="ce57" office:value-type="float" office:value="52425" calcext:value-type="float">
            <text:p><text:s text:c="3"/>52,425</text:p>
          </table:table-cell>
          <table:table-cell table:style-name="ce57" office:value-type="float" office:value="54361" calcext:value-type="float">
            <text:p><text:s text:c="3"/>54,361</text:p>
          </table:table-cell>
          <table:table-cell table:style-name="ce57" office:value-type="float" office:value="1140" calcext:value-type="float">
            <text:p><text:s text:c="3"/>1,140</text:p>
          </table:table-cell>
          <table:table-cell table:style-name="ce57" office:value-type="float" office:value="440" calcext:value-type="float">
            <text:p><text:s text:c="3"/>440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1807" calcext:value-type="float">
            <text:p><text:s text:c="3"/>1,807</text:p>
          </table:table-cell>
          <table:table-cell table:style-name="ce57" office:value-type="float" office:value="199" calcext:value-type="float">
            <text:p><text:s text:c="3"/>199</text:p>
          </table:table-cell>
          <table:table-cell table:style-name="ce57" office:value-type="float" office:value="17233" calcext:value-type="float">
            <text:p><text:s text:c="3"/>17,233</text:p>
          </table:table-cell>
          <table:table-cell table:style-name="ce57" office:value-type="float" office:value="74802" calcext:value-type="float">
            <text:p><text:s text:c="3"/>74,802</text:p>
          </table:table-cell>
          <table:table-cell table:style-name="ce71" office:value-type="float" office:value="26001" calcext:value-type="float">
            <text:p><text:s text:c="3"/>26,00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261227" calcext:value-type="float">
            <text:p><text:s text:c="3"/>261,227</text:p>
          </table:table-cell>
          <table:table-cell table:style-name="ce57" office:value-type="float" office:value="256445" calcext:value-type="float">
            <text:p><text:s text:c="3"/>256,445</text:p>
          </table:table-cell>
          <table:table-cell table:style-name="ce57" office:value-type="float" office:value="48505" calcext:value-type="float">
            <text:p><text:s text:c="3"/>48,505</text:p>
          </table:table-cell>
          <table:table-cell table:style-name="ce57" office:value-type="float" office:value="36493" calcext:value-type="float">
            <text:p><text:s text:c="3"/>36,493</text:p>
          </table:table-cell>
          <table:table-cell table:style-name="ce57" office:value-type="float" office:value="1047" calcext:value-type="float">
            <text:p><text:s text:c="3"/>1,047</text:p>
          </table:table-cell>
          <table:table-cell table:style-name="ce57" office:value-type="float" office:value="507" calcext:value-type="float">
            <text:p><text:s text:c="3"/>507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57" office:value-type="float" office:value="1607" calcext:value-type="float">
            <text:p><text:s text:c="3"/>1,607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6036" calcext:value-type="float">
            <text:p><text:s text:c="3"/>16,036</text:p>
          </table:table-cell>
          <table:table-cell table:style-name="ce58"/>
          <table:table-cell table:style-name="ce84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73751" calcext:value-type="float">
            <text:p><text:s text:c="3"/>73,751</text:p>
          </table:table-cell>
          <table:table-cell table:style-name="ce62" office:value-type="float" office:value="72655" calcext:value-type="float">
            <text:p><text:s text:c="3"/>72,655</text:p>
          </table:table-cell>
          <table:table-cell table:style-name="ce62" office:value-type="float" office:value="17190" calcext:value-type="float">
            <text:p><text:s text:c="3"/>17,190</text:p>
          </table:table-cell>
          <table:table-cell table:style-name="ce62" office:value-type="float" office:value="14292" calcext:value-type="float">
            <text:p><text:s text:c="3"/>14,292</text:p>
          </table:table-cell>
          <table:table-cell table:style-name="ce62" office:value-type="float" office:value="375" calcext:value-type="float">
            <text:p><text:s text:c="3"/>375</text:p>
          </table:table-cell>
          <table:table-cell table:style-name="ce62" office:value-type="float" office:value="163" calcext:value-type="float">
            <text:p><text:s text:c="3"/>163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62" office:value-type="float" office:value="614" calcext:value-type="float">
            <text:p><text:s text:c="3"/>614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919" calcext:value-type="float">
            <text:p><text:s text:c="3"/>4,91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32545" calcext:value-type="float">
            <text:p><text:s text:c="3"/>32,545</text:p>
          </table:table-cell>
          <table:table-cell table:style-name="ce70" office:value-type="float" office:value="32237" calcext:value-type="float">
            <text:p><text:s text:c="3"/>32,237</text:p>
          </table:table-cell>
          <table:table-cell table:style-name="ce72" office:value-type="float" office:value="9015" calcext:value-type="float">
            <text:p><text:s text:c="3"/>9,015</text:p>
          </table:table-cell>
          <table:table-cell table:style-name="ce72" office:value-type="float" office:value="8606" calcext:value-type="float">
            <text:p><text:s text:c="3"/>8,606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style-name="ce72" office:value-type="float" office:value="339" calcext:value-type="float">
            <text:p><text:s text:c="3"/>339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570" calcext:value-type="float">
            <text:p><text:s text:c="3"/>2,570</text:p>
          </table:table-cell>
          <table:table-cell table:style-name="ce72" office:value-type="float" office:value="16588" calcext:value-type="float">
            <text:p><text:s text:c="3"/>16,588</text:p>
          </table:table-cell>
          <table:table-cell table:style-name="ce72" office:value-type="float" office:value="3919" calcext:value-type="float">
            <text:p><text:s text:c="3"/>3,91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41206" calcext:value-type="float">
            <text:p><text:s text:c="3"/>41,206</text:p>
          </table:table-cell>
          <table:table-cell table:style-name="ce70" office:value-type="float" office:value="40418" calcext:value-type="float">
            <text:p><text:s text:c="3"/>40,418</text:p>
          </table:table-cell>
          <table:table-cell table:style-name="ce72" office:value-type="float" office:value="8175" calcext:value-type="float">
            <text:p><text:s text:c="3"/>8,175</text:p>
          </table:table-cell>
          <table:table-cell table:style-name="ce72" office:value-type="float" office:value="5686" calcext:value-type="float">
            <text:p><text:s text:c="3"/>5,686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349" calcext:value-type="float">
            <text:p><text:s text:c="3"/>2,349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65735" calcext:value-type="float">
            <text:p><text:s text:c="3"/>65,735</text:p>
          </table:table-cell>
          <table:table-cell table:style-name="ce62" office:value-type="float" office:value="64611" calcext:value-type="float">
            <text:p><text:s text:c="3"/>64,611</text:p>
          </table:table-cell>
          <table:table-cell table:style-name="ce62" office:value-type="float" office:value="15184" calcext:value-type="float">
            <text:p><text:s text:c="3"/>15,184</text:p>
          </table:table-cell>
          <table:table-cell table:style-name="ce62" office:value-type="float" office:value="15441" calcext:value-type="float">
            <text:p><text:s text:c="3"/>15,441</text:p>
          </table:table-cell>
          <table:table-cell table:style-name="ce62" office:value-type="float" office:value="289" calcext:value-type="float">
            <text:p><text:s text:c="3"/>289</text:p>
          </table:table-cell>
          <table:table-cell table:style-name="ce62" office:value-type="float" office:value="157" calcext:value-type="float">
            <text:p><text:s text:c="3"/>157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67" calcext:value-type="float">
            <text:p><text:s text:c="3"/>467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style-name="ce62" office:value-type="float" office:value="4179" calcext:value-type="float">
            <text:p><text:s text:c="3"/>4,17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30056" calcext:value-type="float">
            <text:p><text:s text:c="3"/>30,056</text:p>
          </table:table-cell>
          <table:table-cell table:style-name="ce70" office:value-type="float" office:value="29649" calcext:value-type="float">
            <text:p><text:s text:c="3"/>29,649</text:p>
          </table:table-cell>
          <table:table-cell table:style-name="ce72" office:value-type="float" office:value="7852" calcext:value-type="float">
            <text:p><text:s text:c="3"/>7,852</text:p>
          </table:table-cell>
          <table:table-cell table:style-name="ce72" office:value-type="float" office:value="9317" calcext:value-type="float">
            <text:p><text:s text:c="3"/>9,317</text:p>
          </table:table-cell>
          <table:table-cell table:style-name="ce72" office:value-type="float" office:value="153" calcext:value-type="float">
            <text:p><text:s text:c="3"/>153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54" calcext:value-type="float">
            <text:p><text:s text:c="3"/>254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2114" calcext:value-type="float">
            <text:p><text:s text:c="3"/>2,114</text:p>
          </table:table-cell>
          <table:table-cell table:style-name="ce72" office:value-type="float" office:value="9677" calcext:value-type="float">
            <text:p><text:s text:c="3"/>9,677</text:p>
          </table:table-cell>
          <table:table-cell table:style-name="ce72" office:value-type="float" office:value="3231" calcext:value-type="float">
            <text:p><text:s text:c="3"/>3,23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35679" calcext:value-type="float">
            <text:p><text:s text:c="3"/>35,679</text:p>
          </table:table-cell>
          <table:table-cell table:style-name="ce70" office:value-type="float" office:value="34962" calcext:value-type="float">
            <text:p><text:s text:c="3"/>34,962</text:p>
          </table:table-cell>
          <table:table-cell table:style-name="ce72" office:value-type="float" office:value="7332" calcext:value-type="float">
            <text:p><text:s text:c="3"/>7,332</text:p>
          </table:table-cell>
          <table:table-cell table:style-name="ce72" office:value-type="float" office:value="6124" calcext:value-type="float">
            <text:p><text:s text:c="3"/>6,124</text:p>
          </table:table-cell>
          <table:table-cell table:style-name="ce72" office:value-type="float" office:value="136" calcext:value-type="float">
            <text:p><text:s text:c="3"/>136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13" calcext:value-type="float">
            <text:p><text:s text:c="3"/>213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2065" calcext:value-type="float">
            <text:p><text:s text:c="3"/>2,065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91477" calcext:value-type="float">
            <text:p><text:s text:c="3"/>91,477</text:p>
          </table:table-cell>
          <table:table-cell table:style-name="ce62" office:value-type="float" office:value="91733" calcext:value-type="float">
            <text:p><text:s text:c="3"/>91,733</text:p>
          </table:table-cell>
          <table:table-cell table:style-name="ce62" office:value-type="float" office:value="19052" calcext:value-type="float">
            <text:p><text:s text:c="3"/>19,052</text:p>
          </table:table-cell>
          <table:table-cell table:style-name="ce62" office:value-type="float" office:value="18918" calcext:value-type="float">
            <text:p><text:s text:c="3"/>18,918</text:p>
          </table:table-cell>
          <table:table-cell table:style-name="ce62" office:value-type="float" office:value="440" calcext:value-type="float">
            <text:p><text:s text:c="3"/>440</text:p>
          </table:table-cell>
          <table:table-cell table:style-name="ce62" office:value-type="float" office:value="175" calcext:value-type="float">
            <text:p><text:s text:c="3"/>175</text:p>
          </table:table-cell>
          <table:table-cell table:style-name="ce62" office:value-type="float" office:value="91" calcext:value-type="float">
            <text:p><text:s text:c="3"/>91</text:p>
          </table:table-cell>
          <table:table-cell table:style-name="ce62" office:value-type="float" office:value="601" calcext:value-type="float">
            <text:p><text:s text:c="3"/>601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office:value-type="float" office:value="6536" calcext:value-type="float">
            <text:p><text:s text:c="3"/>6,536</text:p>
          </table:table-cell>
          <table:table-cell table:style-name="ce6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41511" calcext:value-type="float">
            <text:p><text:s text:c="3"/>41,511</text:p>
          </table:table-cell>
          <table:table-cell table:style-name="ce70" office:value-type="float" office:value="41832" calcext:value-type="float">
            <text:p><text:s text:c="3"/>41,832</text:p>
          </table:table-cell>
          <table:table-cell table:style-name="ce72" office:value-type="float" office:value="9976" calcext:value-type="float">
            <text:p><text:s text:c="3"/>9,976</text:p>
          </table:table-cell>
          <table:table-cell table:style-name="ce72" office:value-type="float" office:value="11279" calcext:value-type="float">
            <text:p><text:s text:c="3"/>11,279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323" calcext:value-type="float">
            <text:p><text:s text:c="3"/>323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3359" calcext:value-type="float">
            <text:p><text:s text:c="3"/>3,359</text:p>
          </table:table-cell>
          <table:table-cell table:style-name="ce72" office:value-type="float" office:value="13181" calcext:value-type="float">
            <text:p><text:s text:c="3"/>13,181</text:p>
          </table:table-cell>
          <table:table-cell table:style-name="ce72" office:value-type="float" office:value="5088" calcext:value-type="float">
            <text:p><text:s text:c="3"/>5,08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49966" calcext:value-type="float">
            <text:p><text:s text:c="3"/>49,966</text:p>
          </table:table-cell>
          <table:table-cell table:style-name="ce70" office:value-type="float" office:value="49901" calcext:value-type="float">
            <text:p><text:s text:c="3"/>49,901</text:p>
          </table:table-cell>
          <table:table-cell table:style-name="ce72" office:value-type="float" office:value="9076" calcext:value-type="float">
            <text:p><text:s text:c="3"/>9,076</text:p>
          </table:table-cell>
          <table:table-cell table:style-name="ce72" office:value-type="float" office:value="7639" calcext:value-type="float">
            <text:p><text:s text:c="3"/>7,639</text:p>
          </table:table-cell>
          <table:table-cell table:style-name="ce72" office:value-type="float" office:value="194" calcext:value-type="float">
            <text:p><text:s text:c="3"/>194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72" office:value-type="float" office:value="278" calcext:value-type="float">
            <text:p><text:s text:c="3"/>278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72" office:value-type="float" office:value="3177" calcext:value-type="float">
            <text:p><text:s text:c="3"/>3,177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7">
          <table:table-cell table:style-name="ce21" office:value-type="string" calcext:value-type="string" table:number-columns-spanned="1" table:number-rows-spanned="3">
            <text:p>4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76280" calcext:value-type="float">
            <text:p><text:s text:c="3"/>76,280</text:p>
          </table:table-cell>
          <table:table-cell table:style-name="ce62" office:value-type="float" office:value="74915" calcext:value-type="float">
            <text:p><text:s text:c="3"/>74,915</text:p>
          </table:table-cell>
          <table:table-cell table:style-name="ce62" office:value-type="float" office:value="15746" calcext:value-type="float">
            <text:p><text:s text:c="3"/>15,746</text:p>
          </table:table-cell>
          <table:table-cell table:style-name="ce62" office:value-type="float" office:value="14520" calcext:value-type="float">
            <text:p><text:s text:c="3"/>14,520</text:p>
          </table:table-cell>
          <table:table-cell table:style-name="ce62" office:value-type="float" office:value="352" calcext:value-type="float">
            <text:p><text:s text:c="3"/>352</text:p>
          </table:table-cell>
          <table:table-cell table:style-name="ce62" office:value-type="float" office:value="147" calcext:value-type="float">
            <text:p><text:s text:c="3"/>147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62" office:value-type="float" office:value="529" calcext:value-type="float">
            <text:p><text:s text:c="3"/>529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office:value-type="float" office:value="5472" calcext:value-type="float">
            <text:p><text:s text:c="3"/>5,472</text:p>
          </table:table-cell>
          <table:table-cell table:style-name="ce62" table:number-columns-repeated="2"/>
          <table:table-cell table:style-name="ce111" table:number-columns-repeated="1010"/>
        </table:table-row>
        <table:table-row table:style-name="ro8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34755" calcext:value-type="float">
            <text:p><text:s text:c="3"/>34,755</text:p>
          </table:table-cell>
          <table:table-cell table:style-name="ce70" office:value-type="float" office:value="34355" calcext:value-type="float">
            <text:p><text:s text:c="3"/>34,355</text:p>
          </table:table-cell>
          <table:table-cell table:style-name="ce72" office:value-type="float" office:value="8089" calcext:value-type="float">
            <text:p><text:s text:c="3"/>8,089</text:p>
          </table:table-cell>
          <table:table-cell table:style-name="ce72" office:value-type="float" office:value="8673" calcext:value-type="float">
            <text:p><text:s text:c="3"/>8,673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285" calcext:value-type="float">
            <text:p><text:s text:c="3"/>285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style-name="ce72" office:value-type="float" office:value="2836" calcext:value-type="float">
            <text:p><text:s text:c="3"/>2,836</text:p>
          </table:table-cell>
          <table:table-cell table:style-name="ce72" office:value-type="float" office:value="9135" calcext:value-type="float">
            <text:p><text:s text:c="3"/>9,135</text:p>
          </table:table-cell>
          <table:table-cell table:style-name="ce72" office:value-type="float" office:value="4346" calcext:value-type="float">
            <text:p><text:s text:c="3"/>4,346</text:p>
          </table:table-cell>
          <table:table-cell table:style-name="ce111" table:number-columns-repeated="1010"/>
        </table:table-row>
        <table:table-row table:style-name="ro8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41525" calcext:value-type="float">
            <text:p><text:s text:c="3"/>41,525</text:p>
          </table:table-cell>
          <table:table-cell table:style-name="ce70" office:value-type="float" office:value="40560" calcext:value-type="float">
            <text:p><text:s text:c="3"/>40,560</text:p>
          </table:table-cell>
          <table:table-cell table:style-name="ce72" office:value-type="float" office:value="7657" calcext:value-type="float">
            <text:p><text:s text:c="3"/>7,657</text:p>
          </table:table-cell>
          <table:table-cell table:style-name="ce72" office:value-type="float" office:value="5847" calcext:value-type="float">
            <text:p><text:s text:c="3"/>5,847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244" calcext:value-type="float">
            <text:p><text:s text:c="3"/>244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636" calcext:value-type="float">
            <text:p><text:s text:c="3"/>2,636</text:p>
          </table:table-cell>
          <table:table-cell table:style-name="ce72" table:number-columns-repeated="2"/>
          <table:table-cell table:style-name="ce111" table:number-columns-repeated="1010"/>
        </table:table-row>
        <table:table-row table:style-name="ro8">
          <table:table-cell table:style-name="ce24" office:value-type="string" calcext:value-type="string" table:number-columns-spanned="1" table:number-rows-spanned="3">
            <text:p>5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89966" calcext:value-type="float">
            <text:p><text:s text:c="3"/>89,966</text:p>
          </table:table-cell>
          <table:table-cell table:style-name="ce62" office:value-type="float" office:value="89129" calcext:value-type="float">
            <text:p><text:s text:c="3"/>89,129</text:p>
          </table:table-cell>
          <table:table-cell table:style-name="ce62" office:value-type="float" office:value="17346" calcext:value-type="float">
            <text:p><text:s text:c="3"/>17,346</text:p>
          </table:table-cell>
          <table:table-cell table:style-name="ce62" office:value-type="float" office:value="14238" calcext:value-type="float">
            <text:p><text:s text:c="3"/>14,238</text:p>
          </table:table-cell>
          <table:table-cell table:style-name="ce62" office:value-type="float" office:value="365" calcext:value-type="float">
            <text:p><text:s text:c="3"/>365</text:p>
          </table:table-cell>
          <table:table-cell table:style-name="ce62" office:value-type="float" office:value="169" calcext:value-type="float">
            <text:p><text:s text:c="3"/>169</text:p>
          </table:table-cell>
          <table:table-cell table:style-name="ce62" office:value-type="float" office:value="96" calcext:value-type="float">
            <text:p><text:s text:c="3"/>96</text:p>
          </table:table-cell>
          <table:table-cell table:style-name="ce62" office:value-type="float" office:value="594" calcext:value-type="float">
            <text:p><text:s text:c="3"/>594</text:p>
          </table:table-cell>
          <table:table-cell table:style-name="ce62" office:value-type="float" office:value="49" calcext:value-type="float">
            <text:p><text:s text:c="3"/>49</text:p>
          </table:table-cell>
          <table:table-cell table:style-name="ce62" office:value-type="float" office:value="6266" calcext:value-type="float">
            <text:p><text:s text:c="3"/>6,266</text:p>
          </table:table-cell>
          <table:table-cell table:style-name="ce62" table:number-columns-repeated="2"/>
          <table:table-cell table:style-name="ce111" table:number-columns-repeated="1010"/>
        </table:table-row>
        <table:table-row table:style-name="ro8">
          <table:covered-table-cell table:style-name="ce25"/>
          <table:table-cell table:style-name="ce43" office:value-type="string" calcext:value-type="string">
            <text:p>男</text:p>
          </table:table-cell>
          <table:table-cell table:style-name="ce63" office:value-type="float" office:value="40500" calcext:value-type="float">
            <text:p><text:s text:c="3"/>40,500</text:p>
          </table:table-cell>
          <table:table-cell table:style-name="ce70" office:value-type="float" office:value="40348" calcext:value-type="float">
            <text:p><text:s text:c="3"/>40,348</text:p>
          </table:table-cell>
          <table:table-cell table:style-name="ce72" office:value-type="float" office:value="8922" calcext:value-type="float">
            <text:p><text:s text:c="3"/>8,922</text:p>
          </table:table-cell>
          <table:table-cell table:style-name="ce72" office:value-type="float" office:value="8478" calcext:value-type="float">
            <text:p><text:s text:c="3"/>8,478</text:p>
          </table:table-cell>
          <table:table-cell table:style-name="ce72" office:value-type="float" office:value="185" calcext:value-type="float">
            <text:p><text:s text:c="3"/>185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72" office:value-type="float" office:value="302" calcext:value-type="float">
            <text:p><text:s text:c="3"/>302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3322" calcext:value-type="float">
            <text:p><text:s text:c="3"/>3,322</text:p>
          </table:table-cell>
          <table:table-cell table:style-name="ce72" office:value-type="float" office:value="15456" calcext:value-type="float">
            <text:p><text:s text:c="3"/>15,456</text:p>
          </table:table-cell>
          <table:table-cell table:style-name="ce72" office:value-type="float" office:value="4900" calcext:value-type="float">
            <text:p><text:s text:c="3"/>4,900</text:p>
          </table:table-cell>
          <table:table-cell table:style-name="ce111" table:number-columns-repeated="1010"/>
        </table:table-row>
        <table:table-row table:style-name="ro8">
          <table:covered-table-cell table:style-name="ce25"/>
          <table:table-cell table:style-name="ce44" office:value-type="string" calcext:value-type="string">
            <text:p>女</text:p>
          </table:table-cell>
          <table:table-cell table:style-name="ce63" office:value-type="float" office:value="49466" calcext:value-type="float">
            <text:p><text:s text:c="3"/>49,466</text:p>
          </table:table-cell>
          <table:table-cell table:style-name="ce70" office:value-type="float" office:value="48781" calcext:value-type="float">
            <text:p><text:s text:c="3"/>48,781</text:p>
          </table:table-cell>
          <table:table-cell table:style-name="ce72" office:value-type="float" office:value="8424" calcext:value-type="float">
            <text:p><text:s text:c="3"/>8,424</text:p>
          </table:table-cell>
          <table:table-cell table:style-name="ce72" office:value-type="float" office:value="5760" calcext:value-type="float">
            <text:p><text:s text:c="3"/>5,760</text:p>
          </table:table-cell>
          <table:table-cell table:style-name="ce72" office:value-type="float" office:value="180" calcext:value-type="float">
            <text:p><text:s text:c="3"/>180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292" calcext:value-type="float">
            <text:p><text:s text:c="3"/>292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2944" calcext:value-type="float">
            <text:p><text:s text:c="3"/>2,944</text:p>
          </table:table-cell>
          <table:table-cell table:style-name="ce72" table:number-columns-repeated="2"/>
          <table:table-cell table:style-name="ce111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6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79528" calcext:value-type="float">
            <text:p><text:s text:c="3"/>79,528</text:p>
          </table:table-cell>
          <table:table-cell table:style-name="ce62" office:value-type="float" office:value="77482" calcext:value-type="float">
            <text:p><text:s text:c="3"/>77,482</text:p>
          </table:table-cell>
          <table:table-cell table:style-name="ce62" office:value-type="float" office:value="16412" calcext:value-type="float">
            <text:p><text:s text:c="3"/>16,412</text:p>
          </table:table-cell>
          <table:table-cell table:style-name="ce62" office:value-type="float" office:value="13445" calcext:value-type="float">
            <text:p><text:s text:c="3"/>13,445</text:p>
          </table:table-cell>
          <table:table-cell table:style-name="ce62" office:value-type="float" office:value="366" calcext:value-type="float">
            <text:p><text:s text:c="3"/>366</text:p>
          </table:table-cell>
          <table:table-cell table:style-name="ce62" office:value-type="float" office:value="136" calcext:value-type="float">
            <text:p><text:s text:c="3"/>136</text:p>
          </table:table-cell>
          <table:table-cell table:style-name="ce62" office:value-type="float" office:value="80" calcext:value-type="float">
            <text:p><text:s text:c="3"/>80</text:p>
          </table:table-cell>
          <table:table-cell table:style-name="ce62" office:value-type="float" office:value="609" calcext:value-type="float">
            <text:p><text:s text:c="3"/>609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office:value-type="float" office:value="5897" calcext:value-type="float">
            <text:p><text:s text:c="3"/>5,897</text:p>
          </table:table-cell>
          <table:table-cell table:style-name="ce6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3" office:value-type="string" calcext:value-type="string">
            <text:p>男</text:p>
          </table:table-cell>
          <table:table-cell table:style-name="ce63" office:value-type="float" office:value="36143" calcext:value-type="float">
            <text:p><text:s text:c="3"/>36,143</text:p>
          </table:table-cell>
          <table:table-cell table:style-name="ce70" office:value-type="float" office:value="35659" calcext:value-type="float">
            <text:p><text:s text:c="3"/>35,659</text:p>
          </table:table-cell>
          <table:table-cell table:style-name="ce72" office:value-type="float" office:value="8571" calcext:value-type="float">
            <text:p><text:s text:c="3"/>8,571</text:p>
          </table:table-cell>
          <table:table-cell table:style-name="ce72" office:value-type="float" office:value="8008" calcext:value-type="float">
            <text:p><text:s text:c="3"/>8,008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304" calcext:value-type="float">
            <text:p><text:s text:c="3"/>304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3032" calcext:value-type="float">
            <text:p><text:s text:c="3"/>3,032</text:p>
          </table:table-cell>
          <table:table-cell table:style-name="ce72" office:value-type="float" office:value="10765" calcext:value-type="float">
            <text:p><text:s text:c="3"/>10,765</text:p>
          </table:table-cell>
          <table:table-cell table:style-name="ce72" office:value-type="float" office:value="4517" calcext:value-type="float">
            <text:p><text:s text:c="3"/>4,517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4" office:value-type="string" calcext:value-type="string">
            <text:p>女</text:p>
          </table:table-cell>
          <table:table-cell table:style-name="ce63" office:value-type="float" office:value="43385" calcext:value-type="float">
            <text:p><text:s text:c="3"/>43,385</text:p>
          </table:table-cell>
          <table:table-cell table:style-name="ce70" office:value-type="float" office:value="41823" calcext:value-type="float">
            <text:p><text:s text:c="3"/>41,823</text:p>
          </table:table-cell>
          <table:table-cell table:style-name="ce72" office:value-type="float" office:value="7841" calcext:value-type="float">
            <text:p><text:s text:c="3"/>7,841</text:p>
          </table:table-cell>
          <table:table-cell table:style-name="ce72" office:value-type="float" office:value="5437" calcext:value-type="float">
            <text:p><text:s text:c="3"/>5,437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305" calcext:value-type="float">
            <text:p><text:s text:c="3"/>305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style-name="ce72" office:value-type="float" office:value="2865" calcext:value-type="float">
            <text:p><text:s text:c="3"/>2,865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6" office:value-type="string" calcext:value-type="string" table:number-columns-spanned="1" table:number-rows-spanned="3">
            <text:p>較上年同月　　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64" office:value-type="float" office:value="-9.86" calcext:value-type="float">
            <text:p><text:s text:c="3"/>－9.86</text:p>
          </table:table-cell>
          <table:table-cell table:style-name="ce64" office:value-type="float" office:value="-10.64" calcext:value-type="float">
            <text:p><text:s text:c="3"/>－10.64</text:p>
          </table:table-cell>
          <table:table-cell table:style-name="ce64" office:value-type="float" office:value="-4.6" calcext:value-type="float">
            <text:p><text:s text:c="3"/>－4.60</text:p>
          </table:table-cell>
          <table:table-cell table:style-name="ce64" office:value-type="float" office:value="-1.95" calcext:value-type="float">
            <text:p><text:s text:c="3"/>－1.95</text:p>
          </table:table-cell>
          <table:table-cell table:style-name="ce64" office:value-type="float" office:value="2.81" calcext:value-type="float">
            <text:p><text:s/>2.81</text:p>
          </table:table-cell>
          <table:table-cell table:style-name="ce64" office:value-type="float" office:value="-23.6" calcext:value-type="float">
            <text:p><text:s text:c="3"/>－23.60</text:p>
          </table:table-cell>
          <table:table-cell table:style-name="ce64" office:value-type="float" office:value="-15.79" calcext:value-type="float">
            <text:p><text:s text:c="3"/>－15.79</text:p>
          </table:table-cell>
          <table:table-cell table:style-name="ce64" office:value-type="float" office:value="24.03" calcext:value-type="float">
            <text:p><text:s/>24.03</text:p>
          </table:table-cell>
          <table:table-cell table:style-name="ce64" office:value-type="float" office:value="-16.67" calcext:value-type="float">
            <text:p><text:s text:c="3"/>－16.67</text:p>
          </table:table-cell>
          <table:table-cell table:style-name="ce64" office:value-type="float" office:value="0.24" calcext:value-type="float">
            <text:p><text:s/>0.24</text:p>
          </table:table-cell>
          <table:table-cell table:style-name="ce86"/>
          <table:table-cell table:style-name="ce100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-10.31" calcext:value-type="float">
            <text:p><text:s text:c="3"/>－10.31</text:p>
          </table:table-cell>
          <table:table-cell table:style-name="ce65" office:value-type="float" office:value="-10.69" calcext:value-type="float">
            <text:p><text:s text:c="3"/>－10.69</text:p>
          </table:table-cell>
          <table:table-cell table:style-name="ce65" office:value-type="float" office:value="-4.06" calcext:value-type="float">
            <text:p><text:s text:c="3"/>－4.06</text:p>
          </table:table-cell>
          <table:table-cell table:style-name="ce65" office:value-type="float" office:value="-1.46" calcext:value-type="float">
            <text:p><text:s text:c="3"/>－1.46</text:p>
          </table:table-cell>
          <table:table-cell table:style-name="ce65" office:value-type="float" office:value="0.55" calcext:value-type="float">
            <text:p><text:s/>0.55</text:p>
          </table:table-cell>
          <table:table-cell table:style-name="ce65" office:value-type="float" office:value="-31.11" calcext:value-type="float">
            <text:p><text:s text:c="3"/>－31.11</text:p>
          </table:table-cell>
          <table:table-cell table:style-name="ce65" office:value-type="float" office:value="-30.91" calcext:value-type="float">
            <text:p><text:s text:c="3"/>－30.91</text:p>
          </table:table-cell>
          <table:table-cell table:style-name="ce65" office:value-type="float" office:value="8.57" calcext:value-type="float">
            <text:p><text:s/>8.57</text:p>
          </table:table-cell>
          <table:table-cell table:style-name="ce65" office:value-type="float" office:value="-21.05" calcext:value-type="float">
            <text:p><text:s text:c="3"/>－21.05</text:p>
          </table:table-cell>
          <table:table-cell table:style-name="ce65" office:value-type="float" office:value="0.3" calcext:value-type="float">
            <text:p><text:s/>0.30</text:p>
          </table:table-cell>
          <table:table-cell table:style-name="ce65" office:value-type="float" office:value="0.48" calcext:value-type="float">
            <text:p><text:s/>0.48</text:p>
          </table:table-cell>
          <table:table-cell table:style-name="ce101" office:value-type="float" office:value="-4.54" calcext:value-type="float">
            <text:p><text:s text:c="3"/>－4.5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-9.49" calcext:value-type="float">
            <text:p><text:s text:c="3"/>－9.49</text:p>
          </table:table-cell>
          <table:table-cell table:style-name="ce66" office:value-type="float" office:value="-10.59" calcext:value-type="float">
            <text:p><text:s text:c="3"/>－10.59</text:p>
          </table:table-cell>
          <table:table-cell table:style-name="ce66" office:value-type="float" office:value="-5.18" calcext:value-type="float">
            <text:p><text:s text:c="3"/>－5.18</text:p>
          </table:table-cell>
          <table:table-cell table:style-name="ce66" office:value-type="float" office:value="-2.65" calcext:value-type="float">
            <text:p><text:s text:c="3"/>－2.65</text:p>
          </table:table-cell>
          <table:table-cell table:style-name="ce66" office:value-type="float" office:value="5.17" calcext:value-type="float">
            <text:p><text:s/>5.17</text:p>
          </table:table-cell>
          <table:table-cell table:style-name="ce66" office:value-type="float" office:value="-15.91" calcext:value-type="float">
            <text:p><text:s text:c="3"/>－15.91</text:p>
          </table:table-cell>
          <table:table-cell table:style-name="ce66" office:value-type="float" office:value="5" calcext:value-type="float">
            <text:p><text:s/>5.00</text:p>
          </table:table-cell>
          <table:table-cell table:style-name="ce66" office:value-type="float" office:value="44.55" calcext:value-type="float">
            <text:p><text:s/>44.55</text:p>
          </table:table-cell>
          <table:table-cell table:style-name="ce66" office:value-type="float" office:value="-10.71" calcext:value-type="float">
            <text:p><text:s text:c="3"/>－10.71</text:p>
          </table:table-cell>
          <table:table-cell table:style-name="ce66" office:value-type="float" office:value="0.17" calcext:value-type="float">
            <text:p><text:s/>0.17</text:p>
          </table:table-cell>
          <table:table-cell table:style-name="ce87"/>
          <table:table-cell table:style-name="ce10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8" office:value-type="string" calcext:value-type="string" table:number-columns-spanned="1" table:number-rows-spanned="3">
            <text:p>較本年上月　 <text:s/>　増減 (%)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7" office:value-type="float" office:value="-11.6" calcext:value-type="float">
            <text:p><text:s text:c="3"/>－11.60</text:p>
          </table:table-cell>
          <table:table-cell table:style-name="ce67" office:value-type="float" office:value="-13.07" calcext:value-type="float">
            <text:p><text:s text:c="3"/>－13.07</text:p>
          </table:table-cell>
          <table:table-cell table:style-name="ce67" office:value-type="float" office:value="-5.38" calcext:value-type="float">
            <text:p><text:s text:c="3"/>－5.38</text:p>
          </table:table-cell>
          <table:table-cell table:style-name="ce67" office:value-type="float" office:value="-5.57" calcext:value-type="float">
            <text:p><text:s text:c="3"/>－5.57</text:p>
          </table:table-cell>
          <table:table-cell table:style-name="ce67" office:value-type="float" office:value="0.27" calcext:value-type="float">
            <text:p><text:s/>0.27</text:p>
          </table:table-cell>
          <table:table-cell table:style-name="ce67" office:value-type="float" office:value="-19.53" calcext:value-type="float">
            <text:p><text:s text:c="3"/>－19.53</text:p>
          </table:table-cell>
          <table:table-cell table:style-name="ce67" office:value-type="float" office:value="-16.67" calcext:value-type="float">
            <text:p><text:s text:c="3"/>－16.67</text:p>
          </table:table-cell>
          <table:table-cell table:style-name="ce67" office:value-type="float" office:value="2.53" calcext:value-type="float">
            <text:p><text:s/>2.53</text:p>
          </table:table-cell>
          <table:table-cell table:style-name="ce67" office:value-type="float" office:value="12.24" calcext:value-type="float">
            <text:p><text:s/>12.24</text:p>
          </table:table-cell>
          <table:table-cell table:style-name="ce67" office:value-type="float" office:value="-5.89" calcext:value-type="float">
            <text:p><text:s text:c="3"/>－5.89</text:p>
          </table:table-cell>
          <table:table-cell table:style-name="ce67"/>
          <table:table-cell table:style-name="ce10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-10.76" calcext:value-type="float">
            <text:p><text:s text:c="3"/>－10.76</text:p>
          </table:table-cell>
          <table:table-cell table:style-name="ce65" office:value-type="float" office:value="-11.62" calcext:value-type="float">
            <text:p><text:s text:c="3"/>－11.62</text:p>
          </table:table-cell>
          <table:table-cell table:style-name="ce65" office:value-type="float" office:value="-3.93" calcext:value-type="float">
            <text:p><text:s text:c="3"/>－3.93</text:p>
          </table:table-cell>
          <table:table-cell table:style-name="ce65" office:value-type="float" office:value="-5.54" calcext:value-type="float">
            <text:p><text:s text:c="3"/>－5.54</text:p>
          </table:table-cell>
          <table:table-cell table:style-name="ce65" office:value-type="float" office:value="-1.08" calcext:value-type="float">
            <text:p><text:s text:c="3"/>－1.08</text:p>
          </table:table-cell>
          <table:table-cell table:style-name="ce65" office:value-type="float" office:value="-19.48" calcext:value-type="float">
            <text:p><text:s text:c="3"/>－19.48</text:p>
          </table:table-cell>
          <table:table-cell table:style-name="ce65" office:value-type="float" office:value="-22.45" calcext:value-type="float">
            <text:p><text:s text:c="3"/>－22.45</text:p>
          </table:table-cell>
          <table:table-cell table:style-name="ce65" office:value-type="float" office:value="0.66" calcext:value-type="float">
            <text:p><text:s/>0.66</text:p>
          </table:table-cell>
          <table:table-cell table:style-name="ce65" office:value-type="float" office:value="-9.09" calcext:value-type="float">
            <text:p><text:s text:c="3"/>－9.09</text:p>
          </table:table-cell>
          <table:table-cell table:style-name="ce65" office:value-type="float" office:value="-8.73" calcext:value-type="float">
            <text:p><text:s text:c="3"/>－8.73</text:p>
          </table:table-cell>
          <table:table-cell table:style-name="ce65" office:value-type="float" office:value="-30.35" calcext:value-type="float">
            <text:p><text:s text:c="3"/>－30.35</text:p>
          </table:table-cell>
          <table:table-cell table:style-name="ce101" office:value-type="float" office:value="-7.82" calcext:value-type="float">
            <text:p><text:s text:c="3"/>－7.82</text:p>
          </table:table-cell>
          <table:table-cell table:style-name="ce112"/>
          <table:table-cell table:style-name="ce110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-12.29" calcext:value-type="float">
            <text:p><text:s text:c="3"/>－12.29</text:p>
          </table:table-cell>
          <table:table-cell table:style-name="ce66" office:value-type="float" office:value="-14.26" calcext:value-type="float">
            <text:p><text:s text:c="3"/>－14.26</text:p>
          </table:table-cell>
          <table:table-cell table:style-name="ce66" office:value-type="float" office:value="-6.92" calcext:value-type="float">
            <text:p><text:s text:c="3"/>－6.92</text:p>
          </table:table-cell>
          <table:table-cell table:style-name="ce66" office:value-type="float" office:value="-5.61" calcext:value-type="float">
            <text:p><text:s text:c="3"/>－5.61</text:p>
          </table:table-cell>
          <table:table-cell table:style-name="ce66" office:value-type="float" office:value="1.67" calcext:value-type="float">
            <text:p><text:s/>1.67</text:p>
          </table:table-cell>
          <table:table-cell table:style-name="ce66" office:value-type="float" office:value="-19.57" calcext:value-type="float">
            <text:p><text:s text:c="3"/>－19.57</text:p>
          </table:table-cell>
          <table:table-cell table:style-name="ce66" office:value-type="float" office:value="-10.64" calcext:value-type="float">
            <text:p><text:s text:c="3"/>－10.64</text:p>
          </table:table-cell>
          <table:table-cell table:style-name="ce66" office:value-type="float" office:value="4.45" calcext:value-type="float">
            <text:p><text:s/>4.45</text:p>
          </table:table-cell>
          <table:table-cell table:style-name="ce66" office:value-type="float" office:value="56.25" calcext:value-type="float">
            <text:p><text:s/>56.25</text:p>
          </table:table-cell>
          <table:table-cell table:style-name="ce66" office:value-type="float" office:value="-2.68" calcext:value-type="float">
            <text:p><text:s text:c="3"/>－2.68</text:p>
          </table:table-cell>
          <table:table-cell table:style-name="ce66"/>
          <table:table-cell table:style-name="ce104"/>
          <table:table-cell table:style-name="ce110" table:number-columns-repeated="19"/>
          <table:table-cell table:number-columns-repeated="991"/>
        </table:table-row>
        <table:table-row table:style-name="ro9">
          <table:table-cell table:style-name="ce29" office:value-type="string" calcext:value-type="string">
            <text:p>說明：1.本表按登記日期統計。</text:p>
          </table:table-cell>
          <table:table-cell table:style-name="ce47" table:number-columns-repeated="5"/>
          <table:table-cell table:style-name="ce74"/>
          <table:table-cell table:style-name="ce75"/>
          <table:table-cell table:style-name="ce74" table:number-columns-repeated="4"/>
          <table:table-cell table:style-name="ce88"/>
          <table:table-cell table:style-name="ce105" office:value-type="string" calcext:value-type="string">
            <text:p>內政部戶政司 民國105年7月5日編製</text:p>
          </table:table-cell>
          <table:table-cell table:style-name="ce113" table:number-columns-repeated="1010"/>
        </table:table-row>
        <table:table-row table:style-name="ro10">
          <table:table-cell table:style-name="ce30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0">
          <table:table-cell table:style-name="ce30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 table:number-rows-repeated="104846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1"/>
        <table:table-column table:style-name="co2" table:default-cell-style-name="ce31"/>
        <table:table-column table:style-name="co13" table:default-cell-style-name="ce31"/>
        <table:table-column table:style-name="co8" table:default-cell-style-name="ce31"/>
        <table:table-column table:style-name="co14" table:number-columns-repeated="7" table:default-cell-style-name="ce31"/>
        <table:table-column table:style-name="co3" table:default-cell-style-name="ce31"/>
        <table:table-column table:style-name="co15" table:default-cell-style-name="ce31"/>
        <table:table-column table:style-name="co16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30"/>
            <table:table-cell table:style-name="ce106" table:number-columns-repeated="5"/>
            <table:table-cell table:style-name="ce114" table:number-columns-spanned="14" table:number-rows-spanned="1"/>
            <table:covered-table-cell table:number-columns-repeated="13" table:style-name="ce114"/>
            <table:table-cell table:style-name="ce30" table:number-columns-repeated="991"/>
          </table:table-row>
          <table:table-row table:style-name="ro12">
            <table:table-cell table:style-name="ce30"/>
            <table:table-cell table:style-name="ce131"/>
            <table:table-cell table:style-name="ce30"/>
            <table:table-cell table:style-name="ce131" table:number-columns-repeated="2"/>
            <table:table-cell table:style-name="ce138" office:value-type="string" office:string-value="中 華 民 國 105 年 6 月 份" calcext:value-type="string" table:number-columns-spanned="5" table:number-rows-spanned="1">
              <text:p><text:s/>中 華 民 國 105 年 6 月 份 </text:p>
            </table:table-cell>
            <table:covered-table-cell table:number-columns-repeated="4" table:style-name="ce138"/>
            <table:table-cell table:style-name="ce131" table:number-columns-repeated="3"/>
            <table:table-cell table:style-name="ce142" office:value-type="string" calcext:value-type="string">
              <text:p><text:s text:c="9"/>單位︰人；對</text:p>
            </table:table-cell>
            <table:table-cell table:style-name="ce145" table:number-columns-repeated="4"/>
            <table:table-cell table:style-name="ce30" table:number-columns-repeated="2"/>
            <table:table-cell table:style-name="ce146" table:number-columns-repeated="4"/>
            <table:table-cell table:style-name="ce145"/>
            <table:table-cell table:style-name="ce146" table:number-columns-repeated="8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14">
          <table:table-cell table:style-name="ce117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79528" calcext:value-type="float">
            <text:p><text:s text:c="3"/>79,528</text:p>
          </table:table-cell>
          <table:table-cell table:style-name="ce57" office:value-type="float" office:value="77482" calcext:value-type="float">
            <text:p><text:s text:c="3"/>77,482</text:p>
          </table:table-cell>
          <table:table-cell table:style-name="ce57" office:value-type="float" office:value="16412" calcext:value-type="float">
            <text:p><text:s text:c="3"/>16,412</text:p>
          </table:table-cell>
          <table:table-cell table:style-name="ce57" office:value-type="float" office:value="13445" calcext:value-type="float">
            <text:p><text:s text:c="3"/>13,445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136" calcext:value-type="float">
            <text:p><text:s text:c="3"/>136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609" calcext:value-type="float">
            <text:p><text:s text:c="3"/>609</text:p>
          </table:table-cell>
          <table:table-cell table:style-name="ce57" office:value-type="float" office:value="55" calcext:value-type="float">
            <text:p><text:s text:c="3"/>55</text:p>
          </table:table-cell>
          <table:table-cell table:style-name="ce57" office:value-type="float" office:value="5897" calcext:value-type="float">
            <text:p><text:s text:c="3"/>5,897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總 <text:s text:c="3"/>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36143" calcext:value-type="float">
            <text:p><text:s text:c="3"/>36,143</text:p>
          </table:table-cell>
          <table:table-cell table:style-name="ce57" office:value-type="float" office:value="35659" calcext:value-type="float">
            <text:p><text:s text:c="3"/>35,659</text:p>
          </table:table-cell>
          <table:table-cell table:style-name="ce57" office:value-type="float" office:value="8571" calcext:value-type="float">
            <text:p><text:s text:c="3"/>8,571</text:p>
          </table:table-cell>
          <table:table-cell table:style-name="ce57" office:value-type="float" office:value="8008" calcext:value-type="float">
            <text:p><text:s text:c="3"/>8,008</text:p>
          </table:table-cell>
          <table:table-cell table:style-name="ce57" office:value-type="float" office:value="183" calcext:value-type="float">
            <text:p><text:s text:c="3"/>183</text:p>
          </table:table-cell>
          <table:table-cell table:style-name="ce57" office:value-type="float" office:value="62" calcext:value-type="float">
            <text:p><text:s text:c="3"/>62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304" calcext:value-type="float">
            <text:p><text:s text:c="3"/>304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3032" calcext:value-type="float">
            <text:p><text:s text:c="3"/>3,032</text:p>
          </table:table-cell>
          <table:table-cell table:style-name="ce57" office:value-type="float" office:value="10765" calcext:value-type="float">
            <text:p><text:s text:c="3"/>10,765</text:p>
          </table:table-cell>
          <table:table-cell table:style-name="ce71" office:value-type="float" office:value="4517" calcext:value-type="float">
            <text:p><text:s text:c="3"/>4,517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43385" calcext:value-type="float">
            <text:p><text:s text:c="3"/>43,385</text:p>
          </table:table-cell>
          <table:table-cell table:style-name="ce58" office:value-type="float" office:value="41823" calcext:value-type="float">
            <text:p><text:s text:c="3"/>41,823</text:p>
          </table:table-cell>
          <table:table-cell table:style-name="ce58" office:value-type="float" office:value="7841" calcext:value-type="float">
            <text:p><text:s text:c="3"/>7,841</text:p>
          </table:table-cell>
          <table:table-cell table:style-name="ce58" office:value-type="float" office:value="5437" calcext:value-type="float">
            <text:p><text:s text:c="3"/>5,437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305" calcext:value-type="float">
            <text:p><text:s text:c="3"/>305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865" calcext:value-type="float">
            <text:p><text:s text:c="3"/>2,865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3133" calcext:value-type="float">
            <text:p><text:s text:c="3"/>13,133</text:p>
          </table:table-cell>
          <table:table-cell table:style-name="ce71" office:value-type="float" office:value="13820" calcext:value-type="float">
            <text:p><text:s text:c="3"/>13,820</text:p>
          </table:table-cell>
          <table:table-cell table:style-name="ce71" office:value-type="float" office:value="2711" calcext:value-type="float">
            <text:p><text:s text:c="3"/>2,711</text:p>
          </table:table-cell>
          <table:table-cell table:style-name="ce71" office:value-type="float" office:value="1823" calcext:value-type="float">
            <text:p><text:s text:c="3"/>1,823</text:p>
          </table:table-cell>
          <table:table-cell table:style-name="ce71" office:value-type="float" office:value="69" calcext:value-type="float">
            <text:p><text:s text:c="3"/>69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93" calcext:value-type="float">
            <text:p><text:s text:c="3"/>93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1000" calcext:value-type="float">
            <text:p><text:s text:c="3"/>1,000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新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5888" calcext:value-type="float">
            <text:p><text:s text:c="3"/>5,888</text:p>
          </table:table-cell>
          <table:table-cell table:style-name="ce71" office:value-type="float" office:value="6352" calcext:value-type="float">
            <text:p><text:s text:c="3"/>6,352</text:p>
          </table:table-cell>
          <table:table-cell table:style-name="ce71" office:value-type="float" office:value="1398" calcext:value-type="float">
            <text:p><text:s text:c="3"/>1,398</text:p>
          </table:table-cell>
          <table:table-cell table:style-name="ce71" office:value-type="float" office:value="1117" calcext:value-type="float">
            <text:p><text:s text:c="3"/>1,117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525" calcext:value-type="float">
            <text:p><text:s text:c="3"/>525</text:p>
          </table:table-cell>
          <table:table-cell table:style-name="ce71" office:value-type="float" office:value="2021" calcext:value-type="float">
            <text:p><text:s text:c="3"/>2,021</text:p>
          </table:table-cell>
          <table:table-cell table:style-name="ce71" office:value-type="float" office:value="801" calcext:value-type="float">
            <text:p><text:s text:c="3"/>801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7245" calcext:value-type="float">
            <text:p><text:s text:c="3"/>7,245</text:p>
          </table:table-cell>
          <table:table-cell table:style-name="ce71" office:value-type="float" office:value="7468" calcext:value-type="float">
            <text:p><text:s text:c="3"/>7,468</text:p>
          </table:table-cell>
          <table:table-cell table:style-name="ce71" office:value-type="float" office:value="1313" calcext:value-type="float">
            <text:p><text:s text:c="3"/>1,313</text:p>
          </table:table-cell>
          <table:table-cell table:style-name="ce71" office:value-type="float" office:value="706" calcext:value-type="float">
            <text:p><text:s text:c="3"/>706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56" calcext:value-type="float">
            <text:p><text:s text:c="3"/>5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475" calcext:value-type="float">
            <text:p><text:s text:c="3"/>475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10615" calcext:value-type="float">
            <text:p><text:s text:c="3"/>10,615</text:p>
          </table:table-cell>
          <table:table-cell table:style-name="ce85" office:value-type="float" office:value="11481" calcext:value-type="float">
            <text:p><text:s text:c="3"/>11,481</text:p>
          </table:table-cell>
          <table:table-cell table:style-name="ce85" office:value-type="float" office:value="2257" calcext:value-type="float">
            <text:p><text:s text:c="3"/>2,257</text:p>
          </table:table-cell>
          <table:table-cell table:style-name="ce85" office:value-type="float" office:value="1396" calcext:value-type="float">
            <text:p><text:s text:c="3"/>1,396</text:p>
          </table:table-cell>
          <table:table-cell table:style-name="ce85" office:value-type="float" office:value="48" calcext:value-type="float">
            <text:p><text:s text:c="3"/>48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19" calcext:value-type="float">
            <text:p><text:s text:c="3"/>519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臺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851" calcext:value-type="float">
            <text:p><text:s text:c="3"/>4,851</text:p>
          </table:table-cell>
          <table:table-cell table:style-name="ce71" office:value-type="float" office:value="5306" calcext:value-type="float">
            <text:p><text:s text:c="3"/>5,306</text:p>
          </table:table-cell>
          <table:table-cell table:style-name="ce71" office:value-type="float" office:value="1198" calcext:value-type="float">
            <text:p><text:s text:c="3"/>1,198</text:p>
          </table:table-cell>
          <table:table-cell table:style-name="ce71" office:value-type="float" office:value="806" calcext:value-type="float">
            <text:p><text:s text:c="3"/>806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61" calcext:value-type="float">
            <text:p><text:s text:c="3"/>261</text:p>
          </table:table-cell>
          <table:table-cell table:style-name="ce71" office:value-type="float" office:value="1367" calcext:value-type="float">
            <text:p><text:s text:c="3"/>1,367</text:p>
          </table:table-cell>
          <table:table-cell table:style-name="ce71" office:value-type="float" office:value="452" calcext:value-type="float">
            <text:p><text:s text:c="3"/>45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5764" calcext:value-type="float">
            <text:p><text:s text:c="3"/>5,764</text:p>
          </table:table-cell>
          <table:table-cell table:style-name="ce71" office:value-type="float" office:value="6175" calcext:value-type="float">
            <text:p><text:s text:c="3"/>6,175</text:p>
          </table:table-cell>
          <table:table-cell table:style-name="ce71" office:value-type="float" office:value="1059" calcext:value-type="float">
            <text:p><text:s text:c="3"/>1,059</text:p>
          </table:table-cell>
          <table:table-cell table:style-name="ce71" office:value-type="float" office:value="590" calcext:value-type="float">
            <text:p><text:s text:c="3"/>590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58" calcext:value-type="float">
            <text:p><text:s text:c="3"/>258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6" office:value-type="string" office:string-value="計" calcext:value-type="string">
            <text:p><text:s/>計 </text:p>
          </table:table-cell>
          <table:table-cell table:style-name="ce85" office:value-type="float" office:value="8951" calcext:value-type="float">
            <text:p><text:s text:c="3"/>8,951</text:p>
          </table:table-cell>
          <table:table-cell table:style-name="ce85" office:value-type="float" office:value="6450" calcext:value-type="float">
            <text:p><text:s text:c="3"/>6,450</text:p>
          </table:table-cell>
          <table:table-cell table:style-name="ce85" office:value-type="float" office:value="1908" calcext:value-type="float">
            <text:p><text:s text:c="3"/>1,908</text:p>
          </table:table-cell>
          <table:table-cell table:style-name="ce85" office:value-type="float" office:value="908" calcext:value-type="float">
            <text:p><text:s text:c="3"/>908</text:p>
          </table:table-cell>
          <table:table-cell table:style-name="ce85" office:value-type="float" office:value="39" calcext:value-type="float">
            <text:p><text:s text:c="3"/>39</text:p>
          </table:table-cell>
          <table:table-cell table:style-name="ce85" office:value-type="float" office:value="21" calcext:value-type="float">
            <text:p><text:s text:c="3"/>2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29" calcext:value-type="float">
            <text:p><text:s text:c="3"/>629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桃園市" calcext:value-type="string">
            <text:p><text:s/>桃園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058" calcext:value-type="float">
            <text:p><text:s text:c="3"/>4,058</text:p>
          </table:table-cell>
          <table:table-cell table:style-name="ce71" office:value-type="float" office:value="2929" calcext:value-type="float">
            <text:p><text:s text:c="3"/>2,929</text:p>
          </table:table-cell>
          <table:table-cell table:style-name="ce71" office:value-type="float" office:value="1015" calcext:value-type="float">
            <text:p><text:s text:c="3"/>1,015</text:p>
          </table:table-cell>
          <table:table-cell table:style-name="ce71" office:value-type="float" office:value="569" calcext:value-type="float">
            <text:p><text:s text:c="3"/>569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28" calcext:value-type="float">
            <text:p><text:s text:c="3"/>28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321" calcext:value-type="float">
            <text:p><text:s text:c="3"/>321</text:p>
          </table:table-cell>
          <table:table-cell table:style-name="ce71" office:value-type="float" office:value="1094" calcext:value-type="float">
            <text:p><text:s text:c="3"/>1,094</text:p>
          </table:table-cell>
          <table:table-cell table:style-name="ce71" office:value-type="float" office:value="492" calcext:value-type="float">
            <text:p><text:s text:c="3"/>49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4893" calcext:value-type="float">
            <text:p><text:s text:c="3"/>4,893</text:p>
          </table:table-cell>
          <table:table-cell table:style-name="ce71" office:value-type="float" office:value="3521" calcext:value-type="float">
            <text:p><text:s text:c="3"/>3,521</text:p>
          </table:table-cell>
          <table:table-cell table:style-name="ce71" office:value-type="float" office:value="893" calcext:value-type="float">
            <text:p><text:s text:c="3"/>893</text:p>
          </table:table-cell>
          <table:table-cell table:style-name="ce71" office:value-type="float" office:value="339" calcext:value-type="float">
            <text:p><text:s text:c="3"/>339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308" calcext:value-type="float">
            <text:p><text:s text:c="3"/>308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10549" calcext:value-type="float">
            <text:p><text:s text:c="3"/>10,549</text:p>
          </table:table-cell>
          <table:table-cell table:style-name="ce85" office:value-type="float" office:value="9403" calcext:value-type="float">
            <text:p><text:s text:c="3"/>9,403</text:p>
          </table:table-cell>
          <table:table-cell table:style-name="ce85" office:value-type="float" office:value="1972" calcext:value-type="float">
            <text:p><text:s text:c="3"/>1,972</text:p>
          </table:table-cell>
          <table:table-cell table:style-name="ce85" office:value-type="float" office:value="1340" calcext:value-type="float">
            <text:p><text:s text:c="3"/>1,340</text:p>
          </table:table-cell>
          <table:table-cell table:style-name="ce85" office:value-type="float" office:value="30" calcext:value-type="float">
            <text:p><text:s text:c="3"/>30</text:p>
          </table:table-cell>
          <table:table-cell table:style-name="ce85" office:value-type="float" office:value="11" calcext:value-type="float">
            <text:p><text:s text:c="3"/>1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44" calcext:value-type="float">
            <text:p><text:s text:c="3"/>744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中市" calcext:value-type="string">
            <text:p><text:s/>臺中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807" calcext:value-type="float">
            <text:p><text:s text:c="3"/>4,807</text:p>
          </table:table-cell>
          <table:table-cell table:style-name="ce71" office:value-type="float" office:value="4237" calcext:value-type="float">
            <text:p><text:s text:c="3"/>4,237</text:p>
          </table:table-cell>
          <table:table-cell table:style-name="ce71" office:value-type="float" office:value="1026" calcext:value-type="float">
            <text:p><text:s text:c="3"/>1,026</text:p>
          </table:table-cell>
          <table:table-cell table:style-name="ce71" office:value-type="float" office:value="775" calcext:value-type="float">
            <text:p><text:s text:c="3"/>77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393" calcext:value-type="float">
            <text:p><text:s text:c="3"/>393</text:p>
          </table:table-cell>
          <table:table-cell table:style-name="ce71" office:value-type="float" office:value="1302" calcext:value-type="float">
            <text:p><text:s text:c="3"/>1,302</text:p>
          </table:table-cell>
          <table:table-cell table:style-name="ce71" office:value-type="float" office:value="572" calcext:value-type="float">
            <text:p><text:s text:c="3"/>57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4" office:value-type="string" office:string-value="女" calcext:value-type="string">
            <text:p><text:s/>女 </text:p>
          </table:table-cell>
          <table:table-cell table:style-name="ce71" office:value-type="float" office:value="5742" calcext:value-type="float">
            <text:p><text:s text:c="3"/>5,742</text:p>
          </table:table-cell>
          <table:table-cell table:style-name="ce71" office:value-type="float" office:value="5166" calcext:value-type="float">
            <text:p><text:s text:c="3"/>5,166</text:p>
          </table:table-cell>
          <table:table-cell table:style-name="ce71" office:value-type="float" office:value="946" calcext:value-type="float">
            <text:p><text:s text:c="3"/>946</text:p>
          </table:table-cell>
          <table:table-cell table:style-name="ce71" office:value-type="float" office:value="565" calcext:value-type="float">
            <text:p><text:s text:c="3"/>565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351" calcext:value-type="float">
            <text:p><text:s text:c="3"/>351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132" office:value-type="string" office:string-value="計" calcext:value-type="string">
            <text:p><text:s/>計 </text:p>
          </table:table-cell>
          <table:table-cell table:style-name="ce85" office:value-type="float" office:value="5341" calcext:value-type="float">
            <text:p><text:s text:c="3"/>5,341</text:p>
          </table:table-cell>
          <table:table-cell table:style-name="ce85" office:value-type="float" office:value="5166" calcext:value-type="float">
            <text:p><text:s text:c="3"/>5,166</text:p>
          </table:table-cell>
          <table:table-cell table:style-name="ce85" office:value-type="float" office:value="1196" calcext:value-type="float">
            <text:p><text:s text:c="3"/>1,196</text:p>
          </table:table-cell>
          <table:table-cell table:style-name="ce85" office:value-type="float" office:value="1182" calcext:value-type="float">
            <text:p><text:s text:c="3"/>1,182</text:p>
          </table:table-cell>
          <table:table-cell table:style-name="ce85" office:value-type="float" office:value="24" calcext:value-type="float">
            <text:p><text:s text:c="3"/>24</text:p>
          </table:table-cell>
          <table:table-cell table:style-name="ce85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南市" calcext:value-type="string">
            <text:p><text:s/>臺南市 </text:p>
          </table:table-cell>
          <table:table-cell table:style-name="ce133" office:value-type="string" office:string-value="男" calcext:value-type="string">
            <text:p><text:s/>男 </text:p>
          </table:table-cell>
          <table:table-cell table:style-name="ce71" office:value-type="float" office:value="2535" calcext:value-type="float">
            <text:p><text:s text:c="3"/>2,535</text:p>
          </table:table-cell>
          <table:table-cell table:style-name="ce71" office:value-type="float" office:value="2417" calcext:value-type="float">
            <text:p><text:s text:c="3"/>2,417</text:p>
          </table:table-cell>
          <table:table-cell table:style-name="ce71" office:value-type="float" office:value="664" calcext:value-type="float">
            <text:p><text:s text:c="3"/>664</text:p>
          </table:table-cell>
          <table:table-cell table:style-name="ce71" office:value-type="float" office:value="700" calcext:value-type="float">
            <text:p><text:s text:c="3"/>700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192" calcext:value-type="float">
            <text:p><text:s text:c="3"/>192</text:p>
          </table:table-cell>
          <table:table-cell table:style-name="ce71" office:value-type="float" office:value="725" calcext:value-type="float">
            <text:p><text:s text:c="3"/>725</text:p>
          </table:table-cell>
          <table:table-cell table:style-name="ce71" office:value-type="float" office:value="342" calcext:value-type="float">
            <text:p><text:s text:c="3"/>34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134" office:value-type="string" office:string-value="女" calcext:value-type="string">
            <text:p><text:s/>女 </text:p>
          </table:table-cell>
          <table:table-cell table:style-name="ce84" office:value-type="float" office:value="2806" calcext:value-type="float">
            <text:p><text:s text:c="3"/>2,806</text:p>
          </table:table-cell>
          <table:table-cell table:style-name="ce84" office:value-type="float" office:value="2749" calcext:value-type="float">
            <text:p><text:s text:c="3"/>2,749</text:p>
          </table:table-cell>
          <table:table-cell table:style-name="ce84" office:value-type="float" office:value="532" calcext:value-type="float">
            <text:p><text:s text:c="3"/>532</text:p>
          </table:table-cell>
          <table:table-cell table:style-name="ce84" office:value-type="float" office:value="482" calcext:value-type="float">
            <text:p><text:s text:c="3"/>482</text:p>
          </table:table-cell>
          <table:table-cell table:style-name="ce84" office:value-type="float" office:value="10" calcext:value-type="float">
            <text:p><text:s text:c="3"/>10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9304" calcext:value-type="float">
            <text:p><text:s text:c="3"/>9,304</text:p>
          </table:table-cell>
          <table:table-cell table:style-name="ce85" office:value-type="float" office:value="8907" calcext:value-type="float">
            <text:p><text:s text:c="3"/>8,907</text:p>
          </table:table-cell>
          <table:table-cell table:style-name="ce85" office:value-type="float" office:value="1620" calcext:value-type="float">
            <text:p><text:s text:c="3"/>1,620</text:p>
          </table:table-cell>
          <table:table-cell table:style-name="ce85" office:value-type="float" office:value="1709" calcext:value-type="float">
            <text:p><text:s text:c="3"/>1,709</text:p>
          </table:table-cell>
          <table:table-cell table:style-name="ce85" office:value-type="float" office:value="35" calcext:value-type="float">
            <text:p><text:s text:c="3"/>35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56" calcext:value-type="float">
            <text:p><text:s text:c="3"/>656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高雄市" calcext:value-type="string">
            <text:p><text:s/>高雄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198" calcext:value-type="float">
            <text:p><text:s text:c="3"/>4,198</text:p>
          </table:table-cell>
          <table:table-cell table:style-name="ce71" office:value-type="float" office:value="4103" calcext:value-type="float">
            <text:p><text:s text:c="3"/>4,103</text:p>
          </table:table-cell>
          <table:table-cell table:style-name="ce71" office:value-type="float" office:value="833" calcext:value-type="float">
            <text:p><text:s text:c="3"/>833</text:p>
          </table:table-cell>
          <table:table-cell table:style-name="ce71" office:value-type="float" office:value="1045" calcext:value-type="float">
            <text:p><text:s text:c="3"/>1,045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374" calcext:value-type="float">
            <text:p><text:s text:c="3"/>374</text:p>
          </table:table-cell>
          <table:table-cell table:style-name="ce71" office:value-type="float" office:value="1161" calcext:value-type="float">
            <text:p><text:s text:c="3"/>1,161</text:p>
          </table:table-cell>
          <table:table-cell table:style-name="ce71" office:value-type="float" office:value="530" calcext:value-type="float">
            <text:p><text:s text:c="3"/>530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女" calcext:value-type="string">
            <text:p><text:s/>女 </text:p>
          </table:table-cell>
          <table:table-cell table:style-name="ce84" office:value-type="float" office:value="5106" calcext:value-type="float">
            <text:p><text:s text:c="3"/>5,106</text:p>
          </table:table-cell>
          <table:table-cell table:style-name="ce84" office:value-type="float" office:value="4804" calcext:value-type="float">
            <text:p><text:s text:c="3"/>4,804</text:p>
          </table:table-cell>
          <table:table-cell table:style-name="ce84" office:value-type="float" office:value="787" calcext:value-type="float">
            <text:p><text:s text:c="3"/>787</text:p>
          </table:table-cell>
          <table:table-cell table:style-name="ce84" office:value-type="float" office:value="664" calcext:value-type="float">
            <text:p><text:s text:c="3"/>664</text:p>
          </table:table-cell>
          <table:table-cell table:style-name="ce84" office:value-type="float" office:value="15" calcext:value-type="float">
            <text:p><text:s text:c="3"/>15</text:p>
          </table:table-cell>
          <table:table-cell table:style-name="ce84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41" office:value-type="string" office:string-value="計" calcext:value-type="string">
            <text:p><text:s/>計 </text:p>
          </table:table-cell>
          <table:table-cell table:style-name="ce85" office:value-type="float" office:value="20825" calcext:value-type="float">
            <text:p><text:s text:c="3"/>20,825</text:p>
          </table:table-cell>
          <table:table-cell table:style-name="ce85" office:value-type="float" office:value="21444" calcext:value-type="float">
            <text:p><text:s text:c="3"/>21,444</text:p>
          </table:table-cell>
          <table:table-cell table:style-name="ce85" office:value-type="float" office:value="4625" calcext:value-type="float">
            <text:p><text:s text:c="3"/>4,625</text:p>
          </table:table-cell>
          <table:table-cell table:style-name="ce85" office:value-type="float" office:value="5018" calcext:value-type="float">
            <text:p><text:s text:c="3"/>5,018</text:p>
          </table:table-cell>
          <table:table-cell table:style-name="ce85" office:value-type="float" office:value="118" calcext:value-type="float">
            <text:p><text:s text:c="3"/>118</text:p>
          </table:table-cell>
          <table:table-cell table:style-name="ce85" office:value-type="float" office:value="40" calcext:value-type="float">
            <text:p><text:s text:c="3"/>40</text:p>
          </table:table-cell>
          <table:table-cell table:style-name="ce85" office:value-type="float" office:value="26" calcext:value-type="float">
            <text:p><text:s text:c="3"/>26</text:p>
          </table:table-cell>
          <table:table-cell table:style-name="ce85" office:value-type="float" office:value="237" calcext:value-type="float">
            <text:p><text:s text:c="3"/>237</text:p>
          </table:table-cell>
          <table:table-cell table:style-name="ce85" office:value-type="float" office:value="21" calcext:value-type="float">
            <text:p><text:s text:c="3"/>21</text:p>
          </table:table-cell>
          <table:table-cell table:style-name="ce85" office:value-type="float" office:value="1929" calcext:value-type="float">
            <text:p><text:s text:c="3"/>1,929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臺灣省" calcext:value-type="string">
            <text:p><text:s/>臺灣省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135" office:value-type="float" office:value="9406" calcext:value-type="float">
            <text:p><text:s text:c="3"/>9,406</text:p>
          </table:table-cell>
          <table:table-cell table:style-name="ce135" office:value-type="float" office:value="9900" calcext:value-type="float">
            <text:p><text:s text:c="3"/>9,900</text:p>
          </table:table-cell>
          <table:table-cell table:style-name="ce135" office:value-type="float" office:value="2367" calcext:value-type="float">
            <text:p><text:s text:c="3"/>2,367</text:p>
          </table:table-cell>
          <table:table-cell table:style-name="ce135" office:value-type="float" office:value="2957" calcext:value-type="float">
            <text:p><text:s text:c="3"/>2,957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style-name="ce135" office:value-type="float" office:value="20" calcext:value-type="float">
            <text:p><text:s text:c="3"/>20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35" office:value-type="float" office:value="125" calcext:value-type="float">
            <text:p><text:s text:c="3"/>125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959" calcext:value-type="float">
            <text:p><text:s text:c="3"/>959</text:p>
          </table:table-cell>
          <table:table-cell table:style-name="ce135" office:value-type="float" office:value="3045" calcext:value-type="float">
            <text:p><text:s text:c="3"/>3,045</text:p>
          </table:table-cell>
          <table:table-cell table:style-name="ce143" office:value-type="float" office:value="1297" calcext:value-type="float">
            <text:p><text:s text:c="3"/>1,29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6" office:value-type="string" office:string-value="女" calcext:value-type="string">
            <text:p><text:s/>女 </text:p>
          </table:table-cell>
          <table:table-cell table:style-name="ce136" office:value-type="float" office:value="11419" calcext:value-type="float">
            <text:p><text:s text:c="3"/>11,419</text:p>
          </table:table-cell>
          <table:table-cell table:style-name="ce136" office:value-type="float" office:value="11544" calcext:value-type="float">
            <text:p><text:s text:c="3"/>11,544</text:p>
          </table:table-cell>
          <table:table-cell table:style-name="ce136" office:value-type="float" office:value="2258" calcext:value-type="float">
            <text:p><text:s text:c="3"/>2,258</text:p>
          </table:table-cell>
          <table:table-cell table:style-name="ce136" office:value-type="float" office:value="2061" calcext:value-type="float">
            <text:p><text:s text:c="3"/>2,061</text:p>
          </table:table-cell>
          <table:table-cell table:style-name="ce136" office:value-type="float" office:value="57" calcext:value-type="float">
            <text:p><text:s text:c="3"/>57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36" office:value-type="float" office:value="112" calcext:value-type="float">
            <text:p><text:s text:c="3"/>112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36" office:value-type="float" office:value="970" calcext:value-type="float">
            <text:p><text:s text:c="3"/>97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651" calcext:value-type="float">
            <text:p><text:s text:c="3"/>1,651</text:p>
          </table:table-cell>
          <table:table-cell table:style-name="ce62" office:value-type="float" office:value="1648" calcext:value-type="float">
            <text:p><text:s text:c="3"/>1,648</text:p>
          </table:table-cell>
          <table:table-cell table:style-name="ce62" office:value-type="float" office:value="272" calcext:value-type="float">
            <text:p><text:s text:c="3"/>272</text:p>
          </table:table-cell>
          <table:table-cell table:style-name="ce62" office:value-type="float" office:value="278" calcext:value-type="float">
            <text:p><text:s text:c="3"/>278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94" calcext:value-type="float">
            <text:p><text:s text:c="3"/>9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宜蘭縣" calcext:value-type="string">
            <text:p><text:s/>宜蘭縣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70" calcext:value-type="float">
            <text:p><text:s text:c="3"/>770</text:p>
          </table:table-cell>
          <table:table-cell table:style-name="ce72" office:value-type="float" office:value="772" calcext:value-type="float">
            <text:p><text:s text:c="3"/>772</text:p>
          </table:table-cell>
          <table:table-cell table:style-name="ce72" office:value-type="float" office:value="140" calcext:value-type="float">
            <text:p><text:s text:c="3"/>140</text:p>
          </table:table-cell>
          <table:table-cell table:style-name="ce72" office:value-type="float" office:value="163" calcext:value-type="float">
            <text:p><text:s text:c="3"/>163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58" calcext:value-type="float">
            <text:p><text:s text:c="3"/>58</text:p>
          </table:table-cell>
          <table:table-cell table:style-name="ce72" office:value-type="float" office:value="215" calcext:value-type="float">
            <text:p><text:s text:c="3"/>215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81" calcext:value-type="float">
            <text:p><text:s text:c="3"/>881</text:p>
          </table:table-cell>
          <table:table-cell table:style-name="ce137" office:value-type="float" office:value="876" calcext:value-type="float">
            <text:p><text:s text:c="3"/>876</text:p>
          </table:table-cell>
          <table:table-cell table:style-name="ce137" office:value-type="float" office:value="132" calcext:value-type="float">
            <text:p><text:s text:c="3"/>132</text:p>
          </table:table-cell>
          <table:table-cell table:style-name="ce137" office:value-type="float" office:value="115" calcext:value-type="float">
            <text:p><text:s text:c="3"/>115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059" calcext:value-type="float">
            <text:p><text:s text:c="3"/>2,059</text:p>
          </table:table-cell>
          <table:table-cell table:style-name="ce62" office:value-type="float" office:value="1815" calcext:value-type="float">
            <text:p><text:s text:c="3"/>1,815</text:p>
          </table:table-cell>
          <table:table-cell table:style-name="ce62" office:value-type="float" office:value="465" calcext:value-type="float">
            <text:p><text:s text:c="3"/>465</text:p>
          </table:table-cell>
          <table:table-cell table:style-name="ce62" office:value-type="float" office:value="283" calcext:value-type="float">
            <text:p><text:s text:c="3"/>283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68" calcext:value-type="float">
            <text:p><text:s text:c="3"/>168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923" calcext:value-type="float">
            <text:p><text:s text:c="3"/>923</text:p>
          </table:table-cell>
          <table:table-cell table:style-name="ce72" office:value-type="float" office:value="827" calcext:value-type="float">
            <text:p><text:s text:c="3"/>827</text:p>
          </table:table-cell>
          <table:table-cell table:style-name="ce72" office:value-type="float" office:value="242" calcext:value-type="float">
            <text:p><text:s text:c="3"/>242</text:p>
          </table:table-cell>
          <table:table-cell table:style-name="ce72" office:value-type="float" office:value="168" calcext:value-type="float">
            <text:p><text:s text:c="3"/>16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2" office:value-type="float" office:value="299" calcext:value-type="float">
            <text:p><text:s text:c="3"/>299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136" calcext:value-type="float">
            <text:p><text:s text:c="3"/>1,136</text:p>
          </table:table-cell>
          <table:table-cell table:style-name="ce137" office:value-type="float" office:value="988" calcext:value-type="float">
            <text:p><text:s text:c="3"/>988</text:p>
          </table:table-cell>
          <table:table-cell table:style-name="ce137" office:value-type="float" office:value="223" calcext:value-type="float">
            <text:p><text:s text:c="3"/>223</text:p>
          </table:table-cell>
          <table:table-cell table:style-name="ce137" office:value-type="float" office:value="115" calcext:value-type="float">
            <text:p><text:s text:c="3"/>115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85" calcext:value-type="float">
            <text:p><text:s text:c="3"/>85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349" calcext:value-type="float">
            <text:p><text:s text:c="3"/>1,349</text:p>
          </table:table-cell>
          <table:table-cell table:style-name="ce62" office:value-type="float" office:value="1664" calcext:value-type="float">
            <text:p><text:s text:c="3"/>1,664</text:p>
          </table:table-cell>
          <table:table-cell table:style-name="ce62" office:value-type="float" office:value="455" calcext:value-type="float">
            <text:p><text:s text:c="3"/>455</text:p>
          </table:table-cell>
          <table:table-cell table:style-name="ce62" office:value-type="float" office:value="400" calcext:value-type="float">
            <text:p><text:s text:c="3"/>400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54" calcext:value-type="float">
            <text:p><text:s text:c="3"/>15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苗<text:span text:style-name="T1">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29" calcext:value-type="float">
            <text:p><text:s text:c="3"/>629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226" calcext:value-type="float">
            <text:p><text:s text:c="3"/>226</text:p>
          </table:table-cell>
          <table:table-cell table:style-name="ce72" office:value-type="float" office:value="237" calcext:value-type="float">
            <text:p><text:s text:c="3"/>237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262" calcext:value-type="float">
            <text:p><text:s text:c="3"/>262</text:p>
          </table:table-cell>
          <table:table-cell table:style-name="ce72" office:value-type="float" office:value="113" calcext:value-type="float">
            <text:p><text:s text:c="3"/>11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20" calcext:value-type="float">
            <text:p><text:s text:c="3"/>720</text:p>
          </table:table-cell>
          <table:table-cell table:style-name="ce137" office:value-type="float" office:value="925" calcext:value-type="float">
            <text:p><text:s text:c="3"/>925</text:p>
          </table:table-cell>
          <table:table-cell table:style-name="ce137" office:value-type="float" office:value="229" calcext:value-type="float">
            <text:p><text:s text:c="3"/>229</text:p>
          </table:table-cell>
          <table:table-cell table:style-name="ce137" office:value-type="float" office:value="163" calcext:value-type="float">
            <text:p><text:s text:c="3"/>163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82" calcext:value-type="float">
            <text:p><text:s text:c="3"/>82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622" calcext:value-type="float">
            <text:p><text:s text:c="3"/>2,622</text:p>
          </table:table-cell>
          <table:table-cell table:style-name="ce62" office:value-type="float" office:value="2886" calcext:value-type="float">
            <text:p><text:s text:c="3"/>2,886</text:p>
          </table:table-cell>
          <table:table-cell table:style-name="ce62" office:value-type="float" office:value="1071" calcext:value-type="float">
            <text:p><text:s text:c="3"/>1,071</text:p>
          </table:table-cell>
          <table:table-cell table:style-name="ce62" office:value-type="float" office:value="780" calcext:value-type="float">
            <text:p><text:s text:c="3"/>780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60" calcext:value-type="float">
            <text:p><text:s text:c="3"/>260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彰<text:span text:style-name="T1">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119" calcext:value-type="float">
            <text:p><text:s text:c="3"/>1,119</text:p>
          </table:table-cell>
          <table:table-cell table:style-name="ce72" office:value-type="float" office:value="1299" calcext:value-type="float">
            <text:p><text:s text:c="3"/>1,299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27" calcext:value-type="float">
            <text:p><text:s text:c="3"/>127</text:p>
          </table:table-cell>
          <table:table-cell table:style-name="ce72" office:value-type="float" office:value="539" calcext:value-type="float">
            <text:p><text:s text:c="3"/>539</text:p>
          </table:table-cell>
          <table:table-cell table:style-name="ce72" office:value-type="float" office:value="181" calcext:value-type="float">
            <text:p><text:s text:c="3"/>18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503" calcext:value-type="float">
            <text:p><text:s text:c="3"/>1,503</text:p>
          </table:table-cell>
          <table:table-cell table:style-name="ce137" office:value-type="float" office:value="1587" calcext:value-type="float">
            <text:p><text:s text:c="3"/>1,587</text:p>
          </table:table-cell>
          <table:table-cell table:style-name="ce137" office:value-type="float" office:value="531" calcext:value-type="float">
            <text:p><text:s text:c="3"/>531</text:p>
          </table:table-cell>
          <table:table-cell table:style-name="ce137" office:value-type="float" office:value="322" calcext:value-type="float">
            <text:p><text:s text:c="3"/>32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33" calcext:value-type="float">
            <text:p><text:s text:c="3"/>13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304" calcext:value-type="float">
            <text:p><text:s text:c="3"/>1,304</text:p>
          </table:table-cell>
          <table:table-cell table:style-name="ce62" office:value-type="float" office:value="1400" calcext:value-type="float">
            <text:p><text:s text:c="3"/>1,400</text:p>
          </table:table-cell>
          <table:table-cell table:style-name="ce62" office:value-type="float" office:value="261" calcext:value-type="float">
            <text:p><text:s text:c="3"/>261</text:p>
          </table:table-cell>
          <table:table-cell table:style-name="ce62" office:value-type="float" office:value="376" calcext:value-type="float">
            <text:p><text:s text:c="3"/>376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41" calcext:value-type="float">
            <text:p><text:s text:c="3"/>14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南<text:span text:style-name="T1">投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95" calcext:value-type="float">
            <text:p><text:s text:c="3"/>595</text:p>
          </table:table-cell>
          <table:table-cell table:style-name="ce72" office:value-type="float" office:value="647" calcext:value-type="float">
            <text:p><text:s text:c="3"/>647</text:p>
          </table:table-cell>
          <table:table-cell table:style-name="ce72" office:value-type="float" office:value="131" calcext:value-type="float">
            <text:p><text:s text:c="3"/>131</text:p>
          </table:table-cell>
          <table:table-cell table:style-name="ce72" office:value-type="float" office:value="212" calcext:value-type="float">
            <text:p><text:s text:c="3"/>21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72" office:value-type="float" office:value="188" calcext:value-type="float">
            <text:p><text:s text:c="3"/>188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09" calcext:value-type="float">
            <text:p><text:s text:c="3"/>709</text:p>
          </table:table-cell>
          <table:table-cell table:style-name="ce137" office:value-type="float" office:value="753" calcext:value-type="float">
            <text:p><text:s text:c="3"/>753</text:p>
          </table:table-cell>
          <table:table-cell table:style-name="ce137" office:value-type="float" office:value="130" calcext:value-type="float">
            <text:p><text:s text:c="3"/>130</text:p>
          </table:table-cell>
          <table:table-cell table:style-name="ce137" office:value-type="float" office:value="164" calcext:value-type="float">
            <text:p><text:s text:c="3"/>16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80" calcext:value-type="float">
            <text:p><text:s text:c="3"/>8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777" calcext:value-type="float">
            <text:p><text:s text:c="3"/>1,777</text:p>
          </table:table-cell>
          <table:table-cell table:style-name="ce62" office:value-type="float" office:value="1795" calcext:value-type="float">
            <text:p><text:s text:c="3"/>1,795</text:p>
          </table:table-cell>
          <table:table-cell table:style-name="ce62" office:value-type="float" office:value="367" calcext:value-type="float">
            <text:p><text:s text:c="3"/>367</text:p>
          </table:table-cell>
          <table:table-cell table:style-name="ce62" office:value-type="float" office:value="562" calcext:value-type="float">
            <text:p><text:s text:c="3"/>562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82" calcext:value-type="float">
            <text:p><text:s text:c="3"/>18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雲<text:span text:style-name="T1">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67" calcext:value-type="float">
            <text:p><text:s text:c="3"/>767</text:p>
          </table:table-cell>
          <table:table-cell table:style-name="ce72" office:value-type="float" office:value="818" calcext:value-type="float">
            <text:p><text:s text:c="3"/>818</text:p>
          </table:table-cell>
          <table:table-cell table:style-name="ce72" office:value-type="float" office:value="201" calcext:value-type="float">
            <text:p><text:s text:c="3"/>201</text:p>
          </table:table-cell>
          <table:table-cell table:style-name="ce72" office:value-type="float" office:value="315" calcext:value-type="float">
            <text:p><text:s text:c="3"/>315</text:p>
          </table:table-cell>
          <table:table-cell table:number-columns-repeated="2" table:style-name="ce72" office:value-type="float" office:value="5" calcext:value-type="float">
            <text:p><text:s text:c="3"/>5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252" calcext:value-type="float">
            <text:p><text:s text:c="3"/>252</text:p>
          </table:table-cell>
          <table:table-cell table:style-name="ce72" office:value-type="float" office:value="115" calcext:value-type="float">
            <text:p><text:s text:c="3"/>11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010" calcext:value-type="float">
            <text:p><text:s text:c="3"/>1,010</text:p>
          </table:table-cell>
          <table:table-cell table:style-name="ce137" office:value-type="float" office:value="977" calcext:value-type="float">
            <text:p><text:s text:c="3"/>977</text:p>
          </table:table-cell>
          <table:table-cell table:style-name="ce137" office:value-type="float" office:value="166" calcext:value-type="float">
            <text:p><text:s text:c="3"/>166</text:p>
          </table:table-cell>
          <table:table-cell table:style-name="ce137" office:value-type="float" office:value="247" calcext:value-type="float">
            <text:p><text:s text:c="3"/>247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1" calcext:value-type="float">
            <text:p><text:s text:c="3"/>10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324" calcext:value-type="float">
            <text:p><text:s text:c="3"/>1,324</text:p>
          </table:table-cell>
          <table:table-cell table:style-name="ce62" office:value-type="float" office:value="1456" calcext:value-type="float">
            <text:p><text:s text:c="3"/>1,456</text:p>
          </table:table-cell>
          <table:table-cell table:style-name="ce62" office:value-type="float" office:value="224" calcext:value-type="float">
            <text:p><text:s text:c="3"/>224</text:p>
          </table:table-cell>
          <table:table-cell table:style-name="ce62" office:value-type="float" office:value="451" calcext:value-type="float">
            <text:p><text:s text:c="3"/>451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22" calcext:value-type="float">
            <text:p><text:s text:c="3"/>12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05" calcext:value-type="float">
            <text:p><text:s text:c="3"/>605</text:p>
          </table:table-cell>
          <table:table-cell table:style-name="ce72" office:value-type="float" office:value="673" calcext:value-type="float">
            <text:p><text:s text:c="3"/>673</text:p>
          </table:table-cell>
          <table:table-cell table:style-name="ce72" office:value-type="float" office:value="122" calcext:value-type="float">
            <text:p><text:s text:c="3"/>122</text:p>
          </table:table-cell>
          <table:table-cell table:style-name="ce72" office:value-type="float" office:value="250" calcext:value-type="float">
            <text:p><text:s text:c="3"/>250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65" calcext:value-type="float">
            <text:p><text:s text:c="3"/>65</text:p>
          </table:table-cell>
          <table:table-cell table:style-name="ce72" office:value-type="float" office:value="173" calcext:value-type="float">
            <text:p><text:s text:c="3"/>173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783" calcext:value-type="float">
            <text:p><text:s text:c="3"/>783</text:p>
          </table:table-cell>
          <table:table-cell table:style-name="ce137" office:value-type="float" office:value="102" calcext:value-type="float">
            <text:p><text:s text:c="3"/>102</text:p>
          </table:table-cell>
          <table:table-cell table:style-name="ce137" office:value-type="float" office:value="201" calcext:value-type="float">
            <text:p><text:s text:c="3"/>20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7" calcext:value-type="float">
            <text:p><text:s text:c="3"/>57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216" calcext:value-type="float">
            <text:p><text:s text:c="3"/>2,216</text:p>
          </table:table-cell>
          <table:table-cell table:style-name="ce62" office:value-type="float" office:value="2269" calcext:value-type="float">
            <text:p><text:s text:c="3"/>2,269</text:p>
          </table:table-cell>
          <table:table-cell table:style-name="ce62" office:value-type="float" office:value="349" calcext:value-type="float">
            <text:p><text:s text:c="3"/>349</text:p>
          </table:table-cell>
          <table:table-cell table:style-name="ce62" office:value-type="float" office:value="713" calcext:value-type="float">
            <text:p><text:s text:c="3"/>713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57" calcext:value-type="float">
            <text:p><text:s text:c="3"/>25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屏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037" calcext:value-type="float">
            <text:p><text:s text:c="3"/>1,037</text:p>
          </table:table-cell>
          <table:table-cell table:style-name="ce72" office:value-type="float" office:value="1074" calcext:value-type="float">
            <text:p><text:s text:c="3"/>1,074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457" calcext:value-type="float">
            <text:p><text:s text:c="3"/>457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39" calcext:value-type="float">
            <text:p><text:s text:c="3"/>139</text:p>
          </table:table-cell>
          <table:table-cell table:style-name="ce72" office:value-type="float" office:value="330" calcext:value-type="float">
            <text:p><text:s text:c="3"/>330</text:p>
          </table:table-cell>
          <table:table-cell table:style-name="ce72" office:value-type="float" office:value="158" calcext:value-type="float">
            <text:p><text:s text:c="3"/>15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179" calcext:value-type="float">
            <text:p><text:s text:c="3"/>1,179</text:p>
          </table:table-cell>
          <table:table-cell table:style-name="ce137" office:value-type="float" office:value="1195" calcext:value-type="float">
            <text:p><text:s text:c="3"/>1,195</text:p>
          </table:table-cell>
          <table:table-cell table:style-name="ce137" office:value-type="float" office:value="167" calcext:value-type="float">
            <text:p><text:s text:c="3"/>167</text:p>
          </table:table-cell>
          <table:table-cell table:style-name="ce137" office:value-type="float" office:value="256" calcext:value-type="float">
            <text:p><text:s text:c="3"/>256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18" calcext:value-type="float">
            <text:p><text:s text:c="3"/>118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658" calcext:value-type="float">
            <text:p><text:s text:c="3"/>658</text:p>
          </table:table-cell>
          <table:table-cell table:style-name="ce62" office:value-type="float" office:value="707" calcext:value-type="float">
            <text:p><text:s text:c="3"/>707</text:p>
          </table:table-cell>
          <table:table-cell table:style-name="ce62" office:value-type="float" office:value="130" calcext:value-type="float">
            <text:p><text:s text:c="3"/>130</text:p>
          </table:table-cell>
          <table:table-cell table:style-name="ce62" office:value-type="float" office:value="210" calcext:value-type="float">
            <text:p><text:s text:c="3"/>210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臺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15" calcext:value-type="float">
            <text:p><text:s text:c="3"/>315</text:p>
          </table:table-cell>
          <table:table-cell table:style-name="ce72" office:value-type="float" office:value="329" calcext:value-type="float">
            <text:p><text:s text:c="3"/>329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139" calcext:value-type="float">
            <text:p><text:s text:c="3"/>13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34" calcext:value-type="float">
            <text:p><text:s text:c="3"/>34</text:p>
          </table:table-cell>
          <table:table-cell table:style-name="ce72" office:value-type="float" office:value="93" calcext:value-type="float">
            <text:p><text:s text:c="3"/>93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343" calcext:value-type="float">
            <text:p><text:s text:c="3"/>343</text:p>
          </table:table-cell>
          <table:table-cell table:style-name="ce137" office:value-type="float" office:value="378" calcext:value-type="float">
            <text:p><text:s text:c="3"/>378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137" office:value-type="float" office:value="71" calcext:value-type="float">
            <text:p><text:s text:c="3"/>7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239" calcext:value-type="float">
            <text:p><text:s text:c="3"/>1,239</text:p>
          </table:table-cell>
          <table:table-cell table:style-name="ce62" office:value-type="float" office:value="1175" calcext:value-type="float">
            <text:p><text:s text:c="3"/>1,175</text:p>
          </table:table-cell>
          <table:table-cell table:style-name="ce62" office:value-type="float" office:value="199" calcext:value-type="float">
            <text:p><text:s text:c="3"/>199</text:p>
          </table:table-cell>
          <table:table-cell table:style-name="ce62" office:value-type="float" office:value="270" calcext:value-type="float">
            <text:p><text:s text:c="3"/>270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35" calcext:value-type="float">
            <text:p><text:s text:c="3"/>135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花<text:span text:style-name="T1">蓮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546" calcext:value-type="float">
            <text:p><text:s text:c="3"/>546</text:p>
          </table:table-cell>
          <table:table-cell table:style-name="ce72" office:value-type="float" office:value="532" calcext:value-type="float">
            <text:p><text:s text:c="3"/>532</text:p>
          </table:table-cell>
          <table:table-cell table:style-name="ce72" office:value-type="float" office:value="119" calcext:value-type="float">
            <text:p><text:s text:c="3"/>119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196" calcext:value-type="float">
            <text:p><text:s text:c="3"/>196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693" calcext:value-type="float">
            <text:p><text:s text:c="3"/>693</text:p>
          </table:table-cell>
          <table:table-cell table:style-name="ce137" office:value-type="float" office:value="643" calcext:value-type="float">
            <text:p><text:s text:c="3"/>643</text:p>
          </table:table-cell>
          <table:table-cell table:style-name="ce137" office:value-type="float" office:value="80" calcext:value-type="float">
            <text:p><text:s text:c="3"/>80</text:p>
          </table:table-cell>
          <table:table-cell table:style-name="ce137" office:value-type="float" office:value="108" calcext:value-type="float">
            <text:p><text:s text:c="3"/>108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398" calcext:value-type="float">
            <text:p><text:s text:c="3"/>398</text:p>
          </table:table-cell>
          <table:table-cell table:style-name="ce62" office:value-type="float" office:value="471" calcext:value-type="float">
            <text:p><text:s text:c="3"/>471</text:p>
          </table:table-cell>
          <table:table-cell table:style-name="ce62" office:value-type="float" office:value="88" calcext:value-type="float">
            <text:p><text:s text:c="3"/>88</text:p>
          </table:table-cell>
          <table:table-cell table:style-name="ce62" office:value-type="float" office:value="82" calcext:value-type="float">
            <text:p><text:s text:c="3"/>82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澎<text:span text:style-name="T1">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218" calcext:value-type="float">
            <text:p><text:s text:c="3"/>218</text:p>
          </table:table-cell>
          <table:table-cell table:style-name="ce72" office:value-type="float" office:value="271" calcext:value-type="float">
            <text:p><text:s text:c="3"/>271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52" calcext:value-type="float">
            <text:p><text:s text:c="3"/>52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80" calcext:value-type="float">
            <text:p><text:s text:c="3"/>180</text:p>
          </table:table-cell>
          <table:table-cell table:style-name="ce137" office:value-type="float" office:value="200" calcext:value-type="float">
            <text:p><text:s text:c="3"/>200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511" calcext:value-type="float">
            <text:p><text:s text:c="3"/>1,511</text:p>
          </table:table-cell>
          <table:table-cell table:style-name="ce62" office:value-type="float" office:value="1535" calcext:value-type="float">
            <text:p><text:s text:c="3"/>1,535</text:p>
          </table:table-cell>
          <table:table-cell table:style-name="ce62" office:value-type="float" office:value="204" calcext:value-type="float">
            <text:p><text:s text:c="3"/>204</text:p>
          </table:table-cell>
          <table:table-cell table:style-name="ce62" office:value-type="float" office:value="221" calcext:value-type="float">
            <text:p><text:s text:c="3"/>221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43" calcext:value-type="float">
            <text:p><text:s text:c="3"/>143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基<text:span text:style-name="T1">隆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68" calcext:value-type="float">
            <text:p><text:s text:c="3"/>668</text:p>
          </table:table-cell>
          <table:table-cell table:style-name="ce72" office:value-type="float" office:value="707" calcext:value-type="float">
            <text:p><text:s text:c="3"/>707</text:p>
          </table:table-cell>
          <table:table-cell table:style-name="ce72" office:value-type="float" office:value="90" calcext:value-type="float">
            <text:p><text:s text:c="3"/>90</text:p>
          </table:table-cell>
          <table:table-cell table:style-name="ce72" office:value-type="float" office:value="131" calcext:value-type="float">
            <text:p><text:s text:c="3"/>13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87" calcext:value-type="float">
            <text:p><text:s text:c="3"/>8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43" calcext:value-type="float">
            <text:p><text:s text:c="3"/>843</text:p>
          </table:table-cell>
          <table:table-cell table:style-name="ce137" office:value-type="float" office:value="828" calcext:value-type="float">
            <text:p><text:s text:c="3"/>828</text:p>
          </table:table-cell>
          <table:table-cell table:style-name="ce137" office:value-type="float" office:value="114" calcext:value-type="float">
            <text:p><text:s text:c="3"/>114</text:p>
          </table:table-cell>
          <table:table-cell table:style-name="ce137" office:value-type="float" office:value="90" calcext:value-type="float">
            <text:p><text:s text:c="3"/>9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853" calcext:value-type="float">
            <text:p><text:s text:c="3"/>1,853</text:p>
          </table:table-cell>
          <table:table-cell table:style-name="ce62" office:value-type="float" office:value="1723" calcext:value-type="float">
            <text:p><text:s text:c="3"/>1,723</text:p>
          </table:table-cell>
          <table:table-cell table:style-name="ce62" office:value-type="float" office:value="360" calcext:value-type="float">
            <text:p><text:s text:c="3"/>360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16" calcext:value-type="float">
            <text:p><text:s text:c="3"/>116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839" calcext:value-type="float">
            <text:p><text:s text:c="3"/>83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175" calcext:value-type="float">
            <text:p><text:s text:c="3"/>175</text:p>
          </table:table-cell>
          <table:table-cell table:style-name="ce72" office:value-type="float" office:value="111" calcext:value-type="float">
            <text:p><text:s text:c="3"/>1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72" office:value-type="float" office:value="181" calcext:value-type="float">
            <text:p><text:s text:c="3"/>181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014" calcext:value-type="float">
            <text:p><text:s text:c="3"/>1,014</text:p>
          </table:table-cell>
          <table:table-cell table:style-name="ce137" office:value-type="float" office:value="899" calcext:value-type="float">
            <text:p><text:s text:c="3"/>899</text:p>
          </table:table-cell>
          <table:table-cell table:style-name="ce137" office:value-type="float" office:value="185" calcext:value-type="float">
            <text:p><text:s text:c="3"/>185</text:p>
          </table:table-cell>
          <table:table-cell table:style-name="ce137" office:value-type="float" office:value="96" calcext:value-type="float">
            <text:p><text:s text:c="3"/>9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864" calcext:value-type="float">
            <text:p><text:s text:c="3"/>864</text:p>
          </table:table-cell>
          <table:table-cell table:style-name="ce62" office:value-type="float" office:value="900" calcext:value-type="float">
            <text:p><text:s text:c="3"/>900</text:p>
          </table:table-cell>
          <table:table-cell table:style-name="ce62" office:value-type="float" office:value="180" calcext:value-type="float">
            <text:p><text:s text:c="3"/>180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72" calcext:value-type="float">
            <text:p><text:s text:c="3"/>7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75" calcext:value-type="float">
            <text:p><text:s text:c="3"/>375</text:p>
          </table:table-cell>
          <table:table-cell table:style-name="ce72" office:value-type="float" office:value="388" calcext:value-type="float">
            <text:p><text:s text:c="3"/>388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102" calcext:value-type="float">
            <text:p><text:s text:c="3"/>102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3"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72" office:value-type="float" office:value="52" calcext:value-type="float">
            <text:p><text:s text:c="3"/>5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489" calcext:value-type="float">
            <text:p><text:s text:c="3"/>489</text:p>
          </table:table-cell>
          <table:table-cell table:style-name="ce137" office:value-type="float" office:value="512" calcext:value-type="float">
            <text:p><text:s text:c="3"/>512</text:p>
          </table:table-cell>
          <table:table-cell table:style-name="ce137" office:value-type="float" office:value="96" calcext:value-type="float">
            <text:p><text:s text:c="3"/>96</text:p>
          </table:table-cell>
          <table:table-cell table:style-name="ce137" office:value-type="float" office:value="83" calcext:value-type="float">
            <text:p><text:s text:c="3"/>8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5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810" calcext:value-type="float">
            <text:p><text:s text:c="3"/>810</text:p>
          </table:table-cell>
          <table:table-cell table:style-name="ce57" office:value-type="float" office:value="811" calcext:value-type="float">
            <text:p><text:s text:c="3"/>811</text:p>
          </table:table-cell>
          <table:table-cell table:style-name="ce57" office:value-type="float" office:value="123" calcext:value-type="float">
            <text:p><text:s text:c="3"/>123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福建省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400" calcext:value-type="float">
            <text:p><text:s text:c="3"/>400</text:p>
          </table:table-cell>
          <table:table-cell table:style-name="ce53" office:value-type="float" office:value="415" calcext:value-type="float">
            <text:p><text:s text:c="3"/>415</text:p>
          </table:table-cell>
          <table:table-cell table:style-name="ce53" office:value-type="float" office:value="70" calcext:value-type="float">
            <text:p><text:s text:c="3"/>70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54" office:value-type="float" office:value="410" calcext:value-type="float">
            <text:p><text:s text:c="3"/>410</text:p>
          </table:table-cell>
          <table:table-cell table:style-name="ce54" office:value-type="float" office:value="396" calcext:value-type="float">
            <text:p><text:s text:c="3"/>396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2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728" calcext:value-type="float">
            <text:p><text:s text:c="3"/>728</text:p>
          </table:table-cell>
          <table:table-cell table:style-name="ce62" office:value-type="float" office:value="734" calcext:value-type="float">
            <text:p><text:s text:c="3"/>734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金<text:span text:style-name="T1">門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59" calcext:value-type="float">
            <text:p><text:s text:c="3"/>359</text:p>
          </table:table-cell>
          <table:table-cell table:style-name="ce72" office:value-type="float" office:value="371" calcext:value-type="float">
            <text:p><text:s text:c="3"/>371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369" calcext:value-type="float">
            <text:p><text:s text:c="3"/>369</text:p>
          </table:table-cell>
          <table:table-cell table:style-name="ce137" office:value-type="float" office:value="363" calcext:value-type="float">
            <text:p><text:s text:c="3"/>363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82" calcext:value-type="float">
            <text:p><text:s text:c="3"/>82</text:p>
          </table:table-cell>
          <table:table-cell table:style-name="ce62" office:value-type="float" office:value="77" calcext:value-type="float">
            <text:p><text:s text:c="3"/>77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3" table:style-name="ce139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連<text:span text:style-name="T1">江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4" table:style-name="ce72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" table:style-name="ce72" office:value-type="float" office:value="3" calcext:value-type="float">
            <text:p><text:s text:c="3"/>3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6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37" table:number-columns-repeated="2"/>
          <table:table-cell table:style-name="ce109" table:number-columns-repeated="19"/>
          <table:table-cell table:number-columns-repeated="991"/>
        </table:table-row>
        <table:table-row table:style-name="ro3">
          <table:table-cell table:style-name="ce30"/>
          <table:table-cell table:style-name="ce47" table:number-columns-repeated="5"/>
          <table:table-cell table:style-name="ce74"/>
          <table:table-cell table:style-name="ce88"/>
          <table:table-cell table:style-name="ce141" table:number-columns-repeated="5"/>
          <table:table-cell table:style-name="ce144" office:value-type="string" calcext:value-type="string">
            <text:p>內政部戶政司 民國105年7月5日編製</text:p>
          </table:table-cell>
          <table:table-cell table:style-name="ce113" table:number-columns-repeated="1010"/>
        </table:table-row>
        <table:table-row table:style-name="ro6">
          <table:table-cell table:style-name="ce127"/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5">
          <table:table-cell table:style-name="ce128"/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>
          <table:table-cell table:style-name="ce128"/>
          <table:table-cell table:number-columns-repeated="1023"/>
        </table:table-row>
        <table:table-row table:style-name="ro10">
          <table:table-cell table:style-name="ce129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G$5]"/>
        <table:named-expression table:name="出生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V$14:.$V$34]"/>
        <table:named-expression table:name="月底人口數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AT$14:.$AU$34]"/>
        <table:named-expression table:name="死亡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Y$14:.$Y$34]"/>
        <table:named-expression table:name="結婚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L$14:.$L$34]"/>
        <table:named-expression table:name="鄰數戶數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AQ$14:.$AR$34]"/>
        <table:named-expression table:name="離婚" table:base-cell-address="$年月別.$A$1" table:expression="['file:///D:/0662/A.%E4%B8%8A%E7%B6%B2%E6%9C%88%E5%A0%B1(%E5%90%AB1%E7%A7%91)/105%E5%B9%B4/10506/%E8%BD%89%E6%AA%94/EXCEL/%E6%96%B0%E8%A1%A8%E8%99%9F02,07~11-%E9%80%A3%E7%B5%90(%E5%85%AC%E5%BC%8F)%E6%AA%94105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7-05T14:09:05</meta:creation-date>
    <dc:creator>溫麗華</dc:creator>
    <dc:date>2016-07-05T14:09:47</dc:date>
    <meta:document-statistic meta:table-count="2" meta:cell-count="2088" meta:object-count="0"/>
    <meta:generator>LibreOffice/5.1.4.2$Windows_x86 LibreOffice_project/f99d75f39f1c57ebdd7ffc5f42867c12031db97a</meta:generator>
  </office:meta>
</office:document-meta>
</file>